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3" style:family="table-column">
      <style:table-column-properties fo:break-before="auto" style:column-width="3.207cm"/>
    </style:style>
    <style:style style:name="co14" style:family="table-column">
      <style:table-column-properties fo:break-before="auto" style:column-width="6.022cm"/>
    </style:style>
    <style:style style:name="co15" style:family="table-column">
      <style:table-column-properties fo:break-before="auto" style:column-width="3.295cm"/>
    </style:style>
    <style:style style:name="co16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1.169cm"/>
    </style:style>
    <style:style style:name="co18" style:family="table-column">
      <style:table-column-properties fo:break-before="auto" style:column-width="3.515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6.11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3.025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5.127cm"/>
    </style:style>
    <style:style style:name="co21" style:family="table-column">
      <style:table-column-properties fo:break-before="auto" style:column-width="3.057cm"/>
    </style:style>
    <style:style style:name="co22" style:family="table-column">
      <style:table-column-properties fo:break-before="auto" style:column-width="3.141cm"/>
    </style:style>
    <style:style style:name="co23" style:family="table-column">
      <style:table-column-properties fo:break-before="auto" style:column-width="11.146cm"/>
    </style:style>
    <style:style style:name="co24" style:family="table-column">
      <style:table-column-properties fo:break-before="auto" style:column-width="11.183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fe7f5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fe7f5" fo:border-left="0.06pt solid #000000" fo:border-right="none" fo:border-top="none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4" style:family="table-cell" style:parent-style-name="Default"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cfe7f5" fo:border-left="0.06pt solid #000000" fo:border-right="0.06pt solid #000000" fo:border-top="0.06pt solid #000000"/>
      <style:text-properties style:text-position=""/>
    </style:style>
    <style:style style:name="ce56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7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text-position="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0" style:family="table-cell" style:parent-style-name="No">
      <style:table-cell-properties fo:border-bottom="none" fo:border-left="none" fo:border-right="none" fo:border-top="0.06pt solid #000000"/>
      <style:text-properties style:text-position=""/>
    </style:style>
    <style:style style:name="ce61" style:family="table-cell" style:parent-style-name="Default">
      <style:table-cell-properties fo:background-color="#cfe7f5"/>
      <style:text-properties style:text-position="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0" style:family="table-cell" style:parent-style-name="Error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2" style:family="table-cell" style:parent-style-name="Default">
      <style:table-cell-properties fo:border-bottom="none" fo:background-color="#cfe7f5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77" style:family="table-cell" style:parent-style-name="Default">
      <style:table-cell-properties fo:background-color="transparent" fo:border="none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/>
    </style:style>
    <style:style style:name="ce79" style:family="table-cell" style:parent-style-name="Default">
      <style:table-cell-properties fo:border="none"/>
      <style:text-properties style:text-position="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</style:style>
    <style:style style:name="ce82" style:family="table-cell" style:parent-style-name="No">
      <style:table-cell-properties fo:border-bottom="0.06pt solid #000000" fo:border-left="none" fo:border-right="none" fo:border-top="none"/>
    </style:style>
    <style:style style:name="ce8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Liberation Sans" style:font-name-asian="WenQuanYi Zen Hei Sharp" style:font-name-complex="DejaVu Sans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Liberation Sans" style:font-name-asian="WenQuanYi Zen Hei Sharp" style:font-name-complex="DejaVu Sans"/>
    </style:style>
    <style:style style:name="ce89" style:family="table-cell" style:parent-style-name="Default">
      <style:table-cell-properties fo:border-bottom="0.06pt solid #000000" fo:border-left="none" fo:border-right="none" fo:border-top="none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name-asian="WenQuanYi Zen Hei Sharp" style:font-weight-asian="bold" style:font-name-complex="DejaVu Sans" style:font-weight-complex="bold"/>
    </style:style>
    <style:style style:name="ce94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99" style:family="table-cell" style:parent-style-name="Default">
      <style:table-cell-properties fo:border="none"/>
    </style:style>
    <style:style style:name="ce100" style:family="table-cell" style:parent-style-name="Error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cm"/>
    </style:style>
    <style:style style:name="ce102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6" style:family="table-cell" style:parent-style-name="Error">
      <style:table-cell-properties style:text-align-source="fix" style:repeat-content="false" fo:background-color="transparent" fo:border="none"/>
      <style:paragraph-properties fo:text-align="start" fo:margin-left="0cm"/>
    </style:style>
  </office:automatic-styles>
  <office:body>
    <office:spreadsheet>
      <table:table table:name="Inside Cryostat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5" office:value-type="string">
            <text:p>From</text:p>
          </table:table-cell>
          <table:table-cell table:style-name="ce43"/>
          <table:table-cell table:style-name="ce83" table:number-columns-repeated="4"/>
          <table:table-cell table:style-name="ce93" office:value-type="string">
            <text:p>To</text:p>
          </table:table-cell>
          <table:table-cell table:style-name="ce99"/>
          <table:table-cell table:number-columns-repeated="6"/>
          <table:table-cell table:style-name="ce91" table:number-columns-repeated="3"/>
        </table:table-row>
        <table:table-row table:style-name="ro3">
          <table:table-cell table:style-name="ce36" office:value-type="string">
            <text:p>Connector</text:p>
          </table:table-cell>
          <table:table-cell table:style-name="ce36" office:value-type="string">
            <text:p>Pin</text:p>
          </table:table-cell>
          <table:table-cell table:style-name="ce84" office:value-type="string">
            <text:p>Description</text:p>
          </table:table-cell>
          <table:table-cell table:style-name="ce84" office:value-type="string">
            <text:p>Base Colour</text:p>
          </table:table-cell>
          <table:table-cell table:style-name="ce36" office:value-type="string">
            <text:p>First Stripe</text:p>
          </table:table-cell>
          <table:table-cell table:style-name="ce36" office:value-type="string">
            <text:p>Second Stripe</text:p>
          </table:table-cell>
          <table:table-cell table:style-name="ce36" office:value-type="string">
            <text:p>61-way MIL Pin</text:p>
          </table:table-cell>
          <table:table-cell table:style-name="ce36" office:value-type="string">
            <text:p>Details</text:p>
          </table:table-cell>
          <table:table-cell table:number-columns-repeated="8"/>
          <table:table-cell table:style-name="ce91"/>
        </table:table-row>
        <table:table-row table:style-name="ro4">
          <table:table-cell table:style-name="ce37" office:value-type="string">
            <text:p>CCD Connector 1</text:p>
          </table:table-cell>
          <table:table-cell table:style-name="ce44" office:value-type="float" office:value="1">
            <text:p>1</text:p>
          </table:table-cell>
          <table:table-cell table:style-name="ce85" office:value-type="string">
            <text:p>Substrate</text:p>
          </table:table-cell>
          <table:table-cell table:style-name="ce85" office:value-type="string">
            <text:p>BLK</text:p>
          </table:table-cell>
          <table:table-cell table:style-name="ce85" table:number-columns-repeated="2"/>
          <table:table-cell table:style-name="ce44" office:value-type="string">
            <text:p>q</text:p>
          </table:table-cell>
          <table:table-cell table:style-name="ce85" office:value-type="string">
            <text:p>Long wires, twisted with 2&amp;3, soldered to single GND solder tag to feedthrough PCB</text:p>
          </table:table-cell>
          <table:table-cell table:number-columns-repeated="8"/>
          <table:table-cell table:style-name="ce97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2">
            <text:p>2</text:p>
          </table:table-cell>
          <table:table-cell table:style-name="ce86" office:value-type="string">
            <text:p>Dummy Output Source (E)</text:p>
          </table:table-cell>
          <table:table-cell table:style-name="ce86" office:value-type="string">
            <text:p>BRN</text:p>
          </table:table-cell>
          <table:table-cell table:style-name="ce86" table:number-columns-repeated="2"/>
          <table:table-cell table:style-name="ce45" office:value-type="string">
            <text:p>JJ</text:p>
          </table:table-cell>
          <table:table-cell table:style-name="ce86" office:value-type="string">
            <text:p>Long wires, twisted with 1&amp;3</text:p>
          </table:table-cell>
          <table:table-cell table:number-columns-repeated="8"/>
          <table:table-cell table:style-name="ce97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3">
            <text:p>3</text:p>
          </table:table-cell>
          <table:table-cell table:style-name="ce85" office:value-type="string">
            <text:p>Output Source (E)</text:p>
          </table:table-cell>
          <table:table-cell table:style-name="ce85" office:value-type="string">
            <text:p>RED</text:p>
          </table:table-cell>
          <table:table-cell table:style-name="ce85" table:number-columns-repeated="2"/>
          <table:table-cell table:style-name="ce44" office:value-type="string">
            <text:p>w</text:p>
          </table:table-cell>
          <table:table-cell table:style-name="ce100" office:value-type="string">
            <text:p>Long wires, twisted with 1&amp;2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106"/>
          <table:table-cell table:style-name="ce97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4">
            <text:p>4</text:p>
          </table:table-cell>
          <table:table-cell table:style-name="ce86" office:value-type="string">
            <text:p>Output Gate (E)</text:p>
          </table:table-cell>
          <table:table-cell table:style-name="ce86" office:value-type="string">
            <text:p>ORN</text:p>
          </table:table-cell>
          <table:table-cell table:style-name="ce86" table:number-columns-repeated="2"/>
          <table:table-cell table:style-name="ce45" office:value-type="string">
            <text:p>c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5">
            <text:p>5</text:p>
          </table:table-cell>
          <table:table-cell table:style-name="ce85" office:value-type="string">
            <text:p>Dump Gate (A)</text:p>
          </table:table-cell>
          <table:table-cell table:style-name="ce85" office:value-type="string">
            <text:p>YEL</text:p>
          </table:table-cell>
          <table:table-cell table:style-name="ce85" table:number-columns-repeated="2"/>
          <table:table-cell table:style-name="ce44" office:value-type="string">
            <text:p>A</text:p>
          </table:table-cell>
          <table:table-cell table:style-name="ce85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6">
            <text:p>6</text:p>
          </table:table-cell>
          <table:table-cell table:style-name="ce86" office:value-type="string">
            <text:p>Reset Gate (E)</text:p>
          </table:table-cell>
          <table:table-cell table:style-name="ce86" office:value-type="string">
            <text:p>GRN</text:p>
          </table:table-cell>
          <table:table-cell table:style-name="ce86" table:number-columns-repeated="2"/>
          <table:table-cell table:style-name="ce45" office:value-type="string">
            <text:p>b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7">
            <text:p>7</text:p>
          </table:table-cell>
          <table:table-cell table:style-name="ce85" office:value-type="string">
            <text:p>Summing Well (E)</text:p>
          </table:table-cell>
          <table:table-cell table:style-name="ce85" office:value-type="string">
            <text:p>BLU</text:p>
          </table:table-cell>
          <table:table-cell table:style-name="ce85" table:number-columns-repeated="2"/>
          <table:table-cell table:style-name="ce44" office:value-type="string">
            <text:p>v</text:p>
          </table:table-cell>
          <table:table-cell table:style-name="ce85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8">
            <text:p>8</text:p>
          </table:table-cell>
          <table:table-cell table:style-name="ce86" office:value-type="string">
            <text:p>Register Clock Phase 1 (E)</text:p>
          </table:table-cell>
          <table:table-cell table:style-name="ce86" office:value-type="string">
            <text:p>VIO</text:p>
          </table:table-cell>
          <table:table-cell table:style-name="ce86" table:number-columns-repeated="2"/>
          <table:table-cell table:style-name="ce45" office:value-type="string">
            <text:p>HH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9">
            <text:p>9</text:p>
          </table:table-cell>
          <table:table-cell table:style-name="ce85" office:value-type="string">
            <text:p>Register Clock Phase 2 (E)</text:p>
          </table:table-cell>
          <table:table-cell table:style-name="ce85" office:value-type="string">
            <text:p>GRY</text:p>
          </table:table-cell>
          <table:table-cell table:style-name="ce85" table:number-columns-repeated="2"/>
          <table:table-cell table:style-name="ce44" office:value-type="string">
            <text:p>N</text:p>
          </table:table-cell>
          <table:table-cell table:style-name="ce85" office:value-type="string">
            <text:p>Long wires</text:p>
          </table:table-cell>
          <table:table-cell table:number-columns-repeated="6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10">
            <text:p>10</text:p>
          </table:table-cell>
          <table:table-cell table:style-name="ce86" office:value-type="string">
            <text:p>Register Clock Phase 3 (E and F)</text:p>
          </table:table-cell>
          <table:table-cell table:style-name="ce86" office:value-type="string">
            <text:p>WHT</text:p>
          </table:table-cell>
          <table:table-cell table:style-name="ce86" table:number-columns-repeated="2"/>
          <table:table-cell table:style-name="ce45" office:value-type="string">
            <text:p>m</text:p>
          </table:table-cell>
          <table:table-cell table:style-name="ce86" office:value-type="string">
            <text:p>Long wires</text:p>
          </table:table-cell>
          <table:table-cell table:number-columns-repeated="6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11">
            <text:p>11</text:p>
          </table:table-cell>
          <table:table-cell table:style-name="ce85" office:value-type="string">
            <text:p>Register Clock Phase 1 (F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/>
          <table:table-cell table:style-name="ce44" office:value-type="string">
            <text:p>CC</text:p>
          </table:table-cell>
          <table:table-cell table:style-name="ce85" office:value-type="string">
            <text:p>Long wires</text:p>
          </table:table-cell>
          <table:table-cell table:number-columns-repeated="6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12">
            <text:p>12</text:p>
          </table:table-cell>
          <table:table-cell table:style-name="ce86" office:value-type="string">
            <text:p>Register Clock Phase 2 (F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/>
          <table:table-cell table:style-name="ce45" office:value-type="string">
            <text:p>MM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13">
            <text:p>13</text:p>
          </table:table-cell>
          <table:table-cell table:style-name="ce85" office:value-type="string">
            <text:p>Summing Well (F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RED</text:p>
          </table:table-cell>
          <table:table-cell table:style-name="ce85"/>
          <table:table-cell table:style-name="ce44" office:value-type="string">
            <text:p>NN</text:p>
          </table:table-cell>
          <table:table-cell table:style-name="ce85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14">
            <text:p>14</text:p>
          </table:table-cell>
          <table:table-cell table:style-name="ce86" office:value-type="string">
            <text:p>Reset Gate (F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ORN</text:p>
          </table:table-cell>
          <table:table-cell table:style-name="ce86"/>
          <table:table-cell table:style-name="ce45" office:value-type="string">
            <text:p>GG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15">
            <text:p>15</text:p>
          </table:table-cell>
          <table:table-cell table:style-name="ce85" office:value-type="string">
            <text:p>Transfer Gate (A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YEL</text:p>
          </table:table-cell>
          <table:table-cell table:style-name="ce85"/>
          <table:table-cell table:style-name="ce44" office:value-type="string">
            <text:p>a</text:p>
          </table:table-cell>
          <table:table-cell table:style-name="ce85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16">
            <text:p>16</text:p>
          </table:table-cell>
          <table:table-cell table:style-name="ce86" office:value-type="string">
            <text:p>Output Gate (F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GRN</text:p>
          </table:table-cell>
          <table:table-cell table:style-name="ce86"/>
          <table:table-cell table:style-name="ce45" office:value-type="string">
            <text:p>u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17">
            <text:p>17</text:p>
          </table:table-cell>
          <table:table-cell table:style-name="ce85" office:value-type="string">
            <text:p>Output Source (F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U</text:p>
          </table:table-cell>
          <table:table-cell table:style-name="ce85"/>
          <table:table-cell table:style-name="ce44" office:value-type="string">
            <text:p>Z</text:p>
          </table:table-cell>
          <table:table-cell table:style-name="ce85" office:value-type="string">
            <text:p>Long wires, twisted with 18&amp;19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18">
            <text:p>18</text:p>
          </table:table-cell>
          <table:table-cell table:style-name="ce86" office:value-type="string">
            <text:p>Dummy Output Source (F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VIO</text:p>
          </table:table-cell>
          <table:table-cell table:style-name="ce86"/>
          <table:table-cell table:style-name="ce45" office:value-type="string">
            <text:p>r</text:p>
          </table:table-cell>
          <table:table-cell table:style-name="ce86" office:value-type="string">
            <text:p>Long wires, twisted with 17&amp;19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6">
          <table:table-cell table:style-name="ce37" office:value-type="string">
            <text:p>CCD Connector 1</text:p>
          </table:table-cell>
          <table:table-cell table:style-name="ce44" office:value-type="float" office:value="19">
            <text:p>19</text:p>
          </table:table-cell>
          <table:table-cell table:style-name="ce85" office:value-type="string">
            <text:p>Substrate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GRY</text:p>
          </table:table-cell>
          <table:table-cell table:style-name="ce85"/>
          <table:table-cell table:style-name="ce44" office:value-type="string">
            <text:p>q</text:p>
          </table:table-cell>
          <table:table-cell table:style-name="ce85" office:value-type="string">
            <text:p>Long wires, twisted with 17&amp;18, soldered to single GND solder tag to feedthrough PCB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20">
            <text:p>20</text:p>
          </table:table-cell>
          <table:table-cell table:style-name="ce86" office:value-type="string">
            <text:p>Dummy Output Drain (E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BRN</text:p>
          </table:table-cell>
          <table:table-cell table:style-name="ce45" office:value-type="string">
            <text:p>t</text:p>
          </table:table-cell>
          <table:table-cell table:style-name="ce86" office:value-type="string">
            <text:p>Long wires, tied with 22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/>
          <table:table-cell table:style-name="ce91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21">
            <text:p>21</text:p>
          </table:table-cell>
          <table:table-cell table:style-name="ce85" office:value-type="string">
            <text:p>Reset Drain (E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RED</text:p>
          </table:table-cell>
          <table:table-cell table:style-name="ce44" office:value-type="string">
            <text:p>Y</text:p>
          </table:table-cell>
          <table:table-cell table:style-name="ce85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22">
            <text:p>22</text:p>
          </table:table-cell>
          <table:table-cell table:style-name="ce86" office:value-type="string">
            <text:p>Output Drain (E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ORN</text:p>
          </table:table-cell>
          <table:table-cell table:style-name="ce45" office:value-type="string">
            <text:p>t</text:p>
          </table:table-cell>
          <table:table-cell table:style-name="ce86" office:value-type="string">
            <text:p>Long wires, tied with 20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6">
          <table:table-cell table:style-name="ce37" office:value-type="string">
            <text:p>CCD Connector 1</text:p>
          </table:table-cell>
          <table:table-cell table:style-name="ce44" office:value-type="float" office:value="23">
            <text:p>23</text:p>
          </table:table-cell>
          <table:table-cell table:style-name="ce85" office:value-type="string">
            <text:p>Substrate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YEL</text:p>
          </table:table-cell>
          <table:table-cell table:style-name="ce44" office:value-type="string">
            <text:p>q</text:p>
          </table:table-cell>
          <table:table-cell table:style-name="ce85" office:value-type="string">
            <text:p>Long wires, soldered to single GND solder tag to feedthrough PCB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24">
            <text:p>24</text:p>
          </table:table-cell>
          <table:table-cell table:style-name="ce86" office:value-type="string">
            <text:p>Image Area Clock Phase 4 (A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GRN</text:p>
          </table:table-cell>
          <table:table-cell table:style-name="ce45" office:value-type="string">
            <text:p>W</text:p>
          </table:table-cell>
          <table:table-cell table:style-name="ce86" office:value-type="string">
            <text:p>Long wires, tied with 26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25">
            <text:p>25</text:p>
          </table:table-cell>
          <table:table-cell table:style-name="ce85" office:value-type="string">
            <text:p>Image Area Clock Phase 3 (A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BLU</text:p>
          </table:table-cell>
          <table:table-cell table:style-name="ce44" office:value-type="string">
            <text:p>V</text:p>
          </table:table-cell>
          <table:table-cell table:style-name="ce85" office:value-type="string">
            <text:p>Long wires, tied with 27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26">
            <text:p>26</text:p>
          </table:table-cell>
          <table:table-cell table:style-name="ce86" office:value-type="string">
            <text:p>Image Area Clock Phase 4 (B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VIO</text:p>
          </table:table-cell>
          <table:table-cell table:style-name="ce45" office:value-type="string">
            <text:p>W</text:p>
          </table:table-cell>
          <table:table-cell table:style-name="ce86" office:value-type="string">
            <text:p>Long wires, tied with 24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27">
            <text:p>27</text:p>
          </table:table-cell>
          <table:table-cell table:style-name="ce85" office:value-type="string">
            <text:p>Image Area Clock Phase 3 (B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GRY</text:p>
          </table:table-cell>
          <table:table-cell table:style-name="ce44" office:value-type="string">
            <text:p>V</text:p>
          </table:table-cell>
          <table:table-cell table:style-name="ce85" office:value-type="string">
            <text:p>Long wires, tied with 25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6">
          <table:table-cell table:style-name="ce38" office:value-type="string">
            <text:p>CCD Connector 1</text:p>
          </table:table-cell>
          <table:table-cell table:style-name="ce45" office:value-type="float" office:value="28">
            <text:p>28</text:p>
          </table:table-cell>
          <table:table-cell table:style-name="ce86" office:value-type="string">
            <text:p>Substrate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RED</text:p>
          </table:table-cell>
          <table:table-cell table:style-name="ce45" office:value-type="string">
            <text:p>q</text:p>
          </table:table-cell>
          <table:table-cell table:style-name="ce86" office:value-type="string">
            <text:p>Long wires, soldered to single GND solder tag to feedthrough PCB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29">
            <text:p>29</text:p>
          </table:table-cell>
          <table:table-cell table:style-name="ce85" office:value-type="string">
            <text:p>Dump Drain (A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ORN</text:p>
          </table:table-cell>
          <table:table-cell table:style-name="ce44" office:value-type="string">
            <text:p>FF</text:p>
          </table:table-cell>
          <table:table-cell table:style-name="ce85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/>
          <table:table-cell table:style-name="ce91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30">
            <text:p>30</text:p>
          </table:table-cell>
          <table:table-cell table:style-name="ce86" office:value-type="string">
            <text:p>Image Area Clock Phase 1 (B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YEL</text:p>
          </table:table-cell>
          <table:table-cell table:style-name="ce45" office:value-type="string">
            <text:p>U</text:p>
          </table:table-cell>
          <table:table-cell table:style-name="ce86" office:value-type="string">
            <text:p>Long wires, tied with 32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31">
            <text:p>31</text:p>
          </table:table-cell>
          <table:table-cell table:style-name="ce85" office:value-type="string">
            <text:p>Image Area Clock Phase 2 (B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GRN</text:p>
          </table:table-cell>
          <table:table-cell table:style-name="ce44" office:value-type="string">
            <text:p>T</text:p>
          </table:table-cell>
          <table:table-cell table:style-name="ce85" office:value-type="string">
            <text:p>Long wires, tied with 33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32">
            <text:p>32</text:p>
          </table:table-cell>
          <table:table-cell table:style-name="ce86" office:value-type="string">
            <text:p>Image Area Clock Phase 1 (A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BLU</text:p>
          </table:table-cell>
          <table:table-cell table:style-name="ce45" office:value-type="string">
            <text:p>U</text:p>
          </table:table-cell>
          <table:table-cell table:style-name="ce86" office:value-type="string">
            <text:p>Long wires, tied with 30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33">
            <text:p>33</text:p>
          </table:table-cell>
          <table:table-cell table:style-name="ce85" office:value-type="string">
            <text:p>Image Area Clock Phase 2 (A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VIO</text:p>
          </table:table-cell>
          <table:table-cell table:style-name="ce44" office:value-type="string">
            <text:p>T</text:p>
          </table:table-cell>
          <table:table-cell table:style-name="ce85" office:value-type="string">
            <text:p>Long wires, tied with 31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6">
          <table:table-cell table:style-name="ce38" office:value-type="string">
            <text:p>CCD Connector 1</text:p>
          </table:table-cell>
          <table:table-cell table:style-name="ce45" office:value-type="float" office:value="34">
            <text:p>34</text:p>
          </table:table-cell>
          <table:table-cell table:style-name="ce86" office:value-type="string">
            <text:p>Substrate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GRY</text:p>
          </table:table-cell>
          <table:table-cell table:style-name="ce45" office:value-type="string">
            <text:p>q</text:p>
          </table:table-cell>
          <table:table-cell table:style-name="ce86" office:value-type="string">
            <text:p>Long wires, soldered to single GND solder tag to feedthrough PCB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35">
            <text:p>35</text:p>
          </table:table-cell>
          <table:table-cell table:style-name="ce85" office:value-type="string">
            <text:p>Output Drain (F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RED</text:p>
          </table:table-cell>
          <table:table-cell table:style-name="ce85" office:value-type="string">
            <text:p>ORN</text:p>
          </table:table-cell>
          <table:table-cell table:style-name="ce44" office:value-type="string">
            <text:p>EE</text:p>
          </table:table-cell>
          <table:table-cell table:style-name="ce85" office:value-type="string">
            <text:p>Long wires, tied with 37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8" office:value-type="string">
            <text:p>CCD Connector 1</text:p>
          </table:table-cell>
          <table:table-cell table:style-name="ce45" office:value-type="float" office:value="36">
            <text:p>36</text:p>
          </table:table-cell>
          <table:table-cell table:style-name="ce86" office:value-type="string">
            <text:p>Reset Drain (F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RED</text:p>
          </table:table-cell>
          <table:table-cell table:style-name="ce86" office:value-type="string">
            <text:p>YEL</text:p>
          </table:table-cell>
          <table:table-cell table:style-name="ce45" office:value-type="string">
            <text:p>DD</text:p>
          </table:table-cell>
          <table:table-cell table:style-name="ce86" office:value-type="string">
            <text:p>Long wires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1">
          <table:table-cell table:style-name="ce37" office:value-type="string">
            <text:p>CCD Connector 1</text:p>
          </table:table-cell>
          <table:table-cell table:style-name="ce44" office:value-type="float" office:value="37">
            <text:p>37</text:p>
          </table:table-cell>
          <table:table-cell table:style-name="ce85" office:value-type="string">
            <text:p>Dummy Output Drain (F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RED</text:p>
          </table:table-cell>
          <table:table-cell table:style-name="ce85" office:value-type="string">
            <text:p>GRN</text:p>
          </table:table-cell>
          <table:table-cell table:style-name="ce44" office:value-type="string">
            <text:p>EE</text:p>
          </table:table-cell>
          <table:table-cell table:style-name="ce85" office:value-type="string">
            <text:p>Long wires, tied with 35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 table:number-columns-repeated="2"/>
        </table:table-row>
        <table:table-row table:style-name="ro6">
          <table:table-cell table:style-name="ce38" office:value-type="string">
            <text:p>CCD Connector 2</text:p>
          </table:table-cell>
          <table:table-cell table:style-name="ce45" office:value-type="float" office:value="1">
            <text:p>1</text:p>
          </table:table-cell>
          <table:table-cell table:style-name="ce86" office:value-type="string">
            <text:p>Substrate</text:p>
          </table:table-cell>
          <table:table-cell table:style-name="ce86" office:value-type="string">
            <text:p>BLK</text:p>
          </table:table-cell>
          <table:table-cell table:style-name="ce86" table:number-columns-repeated="2"/>
          <table:table-cell table:style-name="ce45" office:value-type="string">
            <text:p>q</text:p>
          </table:table-cell>
          <table:table-cell table:style-name="ce86" office:value-type="string">
            <text:p>Short wires, twisted with 2&amp;3, soldered to single GND solder tag to feedthrough PCB</text:p>
          </table:table-cell>
          <table:table-cell table:number-columns-repeated="2"/>
          <table:table-cell table:style-name="No"/>
          <table:table-cell table:number-columns-repeated="3"/>
          <table:table-cell table:style-name="ce91"/>
          <table:table-cell table:style-name="ce97"/>
          <table:table-cell table:style-name="ce91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2">
            <text:p>2</text:p>
          </table:table-cell>
          <table:table-cell table:style-name="ce85" office:value-type="string">
            <text:p>Dummy Output Source (G)</text:p>
          </table:table-cell>
          <table:table-cell table:style-name="ce85" office:value-type="string">
            <text:p>BRN</text:p>
          </table:table-cell>
          <table:table-cell table:style-name="ce85" table:number-columns-repeated="2"/>
          <table:table-cell table:style-name="ce44" office:value-type="string">
            <text:p>BB</text:p>
          </table:table-cell>
          <table:table-cell table:style-name="ce85" office:value-type="string">
            <text:p>Short wires, twisted with 1&amp;3</text:p>
          </table:table-cell>
          <table:table-cell table:number-columns-repeated="2"/>
          <table:table-cell table:style-name="No"/>
          <table:table-cell table:number-columns-repeated="3"/>
          <table:table-cell table:style-name="ce91" table:number-columns-repeated="3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3">
            <text:p>3</text:p>
          </table:table-cell>
          <table:table-cell table:style-name="ce86" office:value-type="string">
            <text:p>Output Source (G)</text:p>
          </table:table-cell>
          <table:table-cell table:style-name="ce86" office:value-type="string">
            <text:p>RED</text:p>
          </table:table-cell>
          <table:table-cell table:style-name="ce86" table:number-columns-repeated="2"/>
          <table:table-cell table:style-name="ce45" office:value-type="string">
            <text:p>M</text:p>
          </table:table-cell>
          <table:table-cell table:style-name="ce86" office:value-type="string">
            <text:p>Short wires, twisted with 1&amp;2</text:p>
          </table:table-cell>
          <table:table-cell table:number-columns-repeated="2"/>
          <table:table-cell table:style-name="No"/>
          <table:table-cell table:number-columns-repeated="3"/>
          <table:table-cell table:style-name="ce91" table:number-columns-repeated="3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4">
            <text:p>4</text:p>
          </table:table-cell>
          <table:table-cell table:style-name="ce85" office:value-type="string">
            <text:p>Output Gate (G)</text:p>
          </table:table-cell>
          <table:table-cell table:style-name="ce85" office:value-type="string">
            <text:p>ORN</text:p>
          </table:table-cell>
          <table:table-cell table:style-name="ce85" table:number-columns-repeated="2"/>
          <table:table-cell table:style-name="ce44" office:value-type="string">
            <text:p>L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3"/>
          <table:table-cell table:style-name="ce91" table:number-columns-repeated="3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5">
            <text:p>5</text:p>
          </table:table-cell>
          <table:table-cell table:style-name="ce86" office:value-type="string">
            <text:p>Dump Gate (D)</text:p>
          </table:table-cell>
          <table:table-cell table:style-name="ce86" office:value-type="string">
            <text:p>YEL</text:p>
          </table:table-cell>
          <table:table-cell table:style-name="ce86" table:number-columns-repeated="2"/>
          <table:table-cell table:style-name="ce45" office:value-type="string">
            <text:p>K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3"/>
          <table:table-cell table:style-name="ce91" table:number-columns-repeated="3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6">
            <text:p>6</text:p>
          </table:table-cell>
          <table:table-cell table:style-name="ce85" office:value-type="string">
            <text:p>Reset Gate (G)</text:p>
          </table:table-cell>
          <table:table-cell table:style-name="ce85" office:value-type="string">
            <text:p>GRN</text:p>
          </table:table-cell>
          <table:table-cell table:style-name="ce85" table:number-columns-repeated="2"/>
          <table:table-cell table:style-name="ce44" office:value-type="string">
            <text:p>J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3"/>
          <table:table-cell table:style-name="ce91" table:number-columns-repeated="3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7">
            <text:p>7</text:p>
          </table:table-cell>
          <table:table-cell table:style-name="ce86" office:value-type="string">
            <text:p>Summing Well (G)</text:p>
          </table:table-cell>
          <table:table-cell table:style-name="ce86" office:value-type="string">
            <text:p>BLU</text:p>
          </table:table-cell>
          <table:table-cell table:style-name="ce86" table:number-columns-repeated="2"/>
          <table:table-cell table:style-name="ce45" office:value-type="string">
            <text:p>H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3"/>
          <table:table-cell table:style-name="ce91" table:number-columns-repeated="3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8">
            <text:p>8</text:p>
          </table:table-cell>
          <table:table-cell table:style-name="ce85" office:value-type="string">
            <text:p>Register Clock Phase 1 (G)</text:p>
          </table:table-cell>
          <table:table-cell table:style-name="ce85" office:value-type="string">
            <text:p>VIO</text:p>
          </table:table-cell>
          <table:table-cell table:style-name="ce85" table:number-columns-repeated="2"/>
          <table:table-cell table:style-name="ce44" office:value-type="string">
            <text:p>G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9">
            <text:p>9</text:p>
          </table:table-cell>
          <table:table-cell table:style-name="ce86" office:value-type="string">
            <text:p>Register Clock Phase 2 (G)</text:p>
          </table:table-cell>
          <table:table-cell table:style-name="ce86" office:value-type="string">
            <text:p>GRY</text:p>
          </table:table-cell>
          <table:table-cell table:style-name="ce86" table:number-columns-repeated="2"/>
          <table:table-cell table:style-name="ce45" office:value-type="string">
            <text:p>F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10">
            <text:p>10</text:p>
          </table:table-cell>
          <table:table-cell table:style-name="ce85" office:value-type="string">
            <text:p>Register Clock Phase 3 (G and H)</text:p>
          </table:table-cell>
          <table:table-cell table:style-name="ce85" office:value-type="string">
            <text:p>WHT</text:p>
          </table:table-cell>
          <table:table-cell table:style-name="ce85" table:number-columns-repeated="2"/>
          <table:table-cell table:style-name="ce44" office:value-type="string">
            <text:p>k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11">
            <text:p>11</text:p>
          </table:table-cell>
          <table:table-cell table:style-name="ce86" office:value-type="string">
            <text:p>Register Clock Phase 1 (H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/>
          <table:table-cell table:style-name="ce45" office:value-type="string">
            <text:p>j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12">
            <text:p>12</text:p>
          </table:table-cell>
          <table:table-cell table:style-name="ce85" office:value-type="string">
            <text:p>Register Clock Phase 2 (H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/>
          <table:table-cell table:style-name="ce44" office:value-type="string">
            <text:p>i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13">
            <text:p>13</text:p>
          </table:table-cell>
          <table:table-cell table:style-name="ce86" office:value-type="string">
            <text:p>Summing Well (H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RED</text:p>
          </table:table-cell>
          <table:table-cell table:style-name="ce86"/>
          <table:table-cell table:style-name="ce45" office:value-type="string">
            <text:p>h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14">
            <text:p>14</text:p>
          </table:table-cell>
          <table:table-cell table:style-name="ce85" office:value-type="string">
            <text:p>Reset Gate (H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ORN</text:p>
          </table:table-cell>
          <table:table-cell table:style-name="ce85"/>
          <table:table-cell table:style-name="ce44" office:value-type="string">
            <text:p>g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15">
            <text:p>15</text:p>
          </table:table-cell>
          <table:table-cell table:style-name="ce86" office:value-type="string">
            <text:p>Transfer Gate (D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YEL</text:p>
          </table:table-cell>
          <table:table-cell table:style-name="ce86"/>
          <table:table-cell table:style-name="ce45" office:value-type="string">
            <text:p>f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16">
            <text:p>16</text:p>
          </table:table-cell>
          <table:table-cell table:style-name="ce85" office:value-type="string">
            <text:p>Output Gate (H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GRN</text:p>
          </table:table-cell>
          <table:table-cell table:style-name="ce85"/>
          <table:table-cell table:style-name="ce44" office:value-type="string">
            <text:p>E</text:p>
          </table:table-cell>
          <table:table-cell table:style-name="ce85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17">
            <text:p>17</text:p>
          </table:table-cell>
          <table:table-cell table:style-name="ce86" office:value-type="string">
            <text:p>Output Source (H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U</text:p>
          </table:table-cell>
          <table:table-cell table:style-name="ce86"/>
          <table:table-cell table:style-name="ce45" office:value-type="string">
            <text:p>D</text:p>
          </table:table-cell>
          <table:table-cell table:style-name="ce101" office:value-type="string">
            <text:p>Short wires, twisted with 18&amp;19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18">
            <text:p>18</text:p>
          </table:table-cell>
          <table:table-cell table:style-name="ce85" office:value-type="string">
            <text:p>Dummy Output Source (H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VIO</text:p>
          </table:table-cell>
          <table:table-cell table:style-name="ce85"/>
          <table:table-cell table:style-name="ce44" office:value-type="string">
            <text:p>PP</text:p>
          </table:table-cell>
          <table:table-cell table:style-name="ce85" office:value-type="string">
            <text:p>Short wires, twisted with 17&amp;19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6">
          <table:table-cell table:style-name="ce38" office:value-type="string">
            <text:p>CCD Connector 2</text:p>
          </table:table-cell>
          <table:table-cell table:style-name="ce45" office:value-type="float" office:value="19">
            <text:p>19</text:p>
          </table:table-cell>
          <table:table-cell table:style-name="ce86" office:value-type="string">
            <text:p>Substrate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GRY</text:p>
          </table:table-cell>
          <table:table-cell table:style-name="ce86"/>
          <table:table-cell table:style-name="ce45" office:value-type="string">
            <text:p>q</text:p>
          </table:table-cell>
          <table:table-cell table:style-name="ce86" office:value-type="string">
            <text:p>Short wires, twisted with 17&amp;18, soldered to single GND solder tag to feedthrough PCB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20">
            <text:p>20</text:p>
          </table:table-cell>
          <table:table-cell table:style-name="ce85" office:value-type="string">
            <text:p>Dummy Output Drain (G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BRN</text:p>
          </table:table-cell>
          <table:table-cell table:style-name="ce44" office:value-type="string">
            <text:p>z</text:p>
          </table:table-cell>
          <table:table-cell table:style-name="ce102" office:value-type="string">
            <text:p>Short wires, tied with 22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21">
            <text:p>21</text:p>
          </table:table-cell>
          <table:table-cell table:style-name="ce86" office:value-type="string">
            <text:p>Reset Drain (G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RED</text:p>
          </table:table-cell>
          <table:table-cell table:style-name="ce45" office:value-type="string">
            <text:p>y</text:p>
          </table:table-cell>
          <table:table-cell table:style-name="ce86" office:value-type="string">
            <text:p>Short wires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22">
            <text:p>22</text:p>
          </table:table-cell>
          <table:table-cell table:style-name="ce85" office:value-type="string">
            <text:p>Output Drain (G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ORN</text:p>
          </table:table-cell>
          <table:table-cell table:style-name="ce44" office:value-type="string">
            <text:p>z</text:p>
          </table:table-cell>
          <table:table-cell table:style-name="ce85" office:value-type="string">
            <text:p>Short wires, tied with 20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6">
          <table:table-cell table:style-name="ce38" office:value-type="string">
            <text:p>CCD Connector 2</text:p>
          </table:table-cell>
          <table:table-cell table:style-name="ce45" office:value-type="float" office:value="23">
            <text:p>23</text:p>
          </table:table-cell>
          <table:table-cell table:style-name="ce86" office:value-type="string">
            <text:p>Substrate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YEL</text:p>
          </table:table-cell>
          <table:table-cell table:style-name="ce45" office:value-type="string">
            <text:p>q</text:p>
          </table:table-cell>
          <table:table-cell table:style-name="ce86" office:value-type="string">
            <text:p>Short wires, soldered to single GND solder tag to feedthrough PCB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24">
            <text:p>24</text:p>
          </table:table-cell>
          <table:table-cell table:style-name="ce85" office:value-type="string">
            <text:p>Image Area Clock Phase 1 (D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GRN</text:p>
          </table:table-cell>
          <table:table-cell table:style-name="ce44" office:value-type="string">
            <text:p>KK</text:p>
          </table:table-cell>
          <table:table-cell table:style-name="ce85" office:value-type="string">
            <text:p>Short wires, tied with 26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25">
            <text:p>25</text:p>
          </table:table-cell>
          <table:table-cell table:style-name="ce86" office:value-type="string">
            <text:p>Image Area Clock Phase 2 (D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BLU</text:p>
          </table:table-cell>
          <table:table-cell table:style-name="ce45" office:value-type="string">
            <text:p>x</text:p>
          </table:table-cell>
          <table:table-cell table:style-name="ce86" office:value-type="string">
            <text:p>Short wires, tied with 27</text:p>
          </table:table-cell>
          <table:table-cell table:number-columns-repeated="2"/>
          <table:table-cell table:style-name="No"/>
          <table:table-cell table:number-columns-repeated="6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26">
            <text:p>26</text:p>
          </table:table-cell>
          <table:table-cell table:style-name="ce87" office:value-type="string">
            <text:p>Image Area Clock Phase 1 (C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LK</text:p>
          </table:table-cell>
          <table:table-cell table:style-name="ce85" office:value-type="string">
            <text:p>VIO</text:p>
          </table:table-cell>
          <table:table-cell table:style-name="ce44" office:value-type="string">
            <text:p>KK</text:p>
          </table:table-cell>
          <table:table-cell table:style-name="ce85" office:value-type="string">
            <text:p>Short wires, tied with 24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27">
            <text:p>27</text:p>
          </table:table-cell>
          <table:table-cell table:style-name="ce88" office:value-type="string">
            <text:p>Image Area Clock Phase 2 (C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LK</text:p>
          </table:table-cell>
          <table:table-cell table:style-name="ce86" office:value-type="string">
            <text:p>GRY</text:p>
          </table:table-cell>
          <table:table-cell table:style-name="ce45" office:value-type="string">
            <text:p>x</text:p>
          </table:table-cell>
          <table:table-cell table:style-name="ce86" office:value-type="string">
            <text:p>Short wires, tied with 25</text:p>
          </table:table-cell>
          <table:table-cell table:number-columns-repeated="9"/>
        </table:table-row>
        <table:table-row table:style-name="ro6">
          <table:table-cell table:style-name="ce37" office:value-type="string">
            <text:p>CCD Connector 2</text:p>
          </table:table-cell>
          <table:table-cell table:style-name="ce44" office:value-type="float" office:value="28">
            <text:p>28</text:p>
          </table:table-cell>
          <table:table-cell table:style-name="ce85" office:value-type="string">
            <text:p>Substrate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RED</text:p>
          </table:table-cell>
          <table:table-cell table:style-name="ce44" office:value-type="string">
            <text:p>q</text:p>
          </table:table-cell>
          <table:table-cell table:style-name="ce85" office:value-type="string">
            <text:p>Short wires, soldered to single GND solder tag to feedthrough PCB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29">
            <text:p>29</text:p>
          </table:table-cell>
          <table:table-cell table:style-name="ce86" office:value-type="string">
            <text:p>Dump Drain (D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ORN</text:p>
          </table:table-cell>
          <table:table-cell table:style-name="ce45" office:value-type="string">
            <text:p>d</text:p>
          </table:table-cell>
          <table:table-cell table:style-name="ce103" office:value-type="string">
            <text:p>Short wires</text:p>
          </table:table-cell>
          <table:table-cell table:number-columns-repeated="9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30">
            <text:p>30</text:p>
          </table:table-cell>
          <table:table-cell table:style-name="ce85" office:value-type="string">
            <text:p>Image Area Clock Phase 4 (C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YEL</text:p>
          </table:table-cell>
          <table:table-cell table:style-name="ce44" office:value-type="string">
            <text:p>AA</text:p>
          </table:table-cell>
          <table:table-cell table:style-name="ce85" office:value-type="string">
            <text:p>Short wires, tied with 32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31">
            <text:p>31</text:p>
          </table:table-cell>
          <table:table-cell table:style-name="ce86" office:value-type="string">
            <text:p>Image Area Clock Phase 3 (C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GRN</text:p>
          </table:table-cell>
          <table:table-cell table:style-name="ce45" office:value-type="string">
            <text:p>B</text:p>
          </table:table-cell>
          <table:table-cell table:style-name="ce86" office:value-type="string">
            <text:p>Short wires, tied with 33</text:p>
          </table:table-cell>
          <table:table-cell table:number-columns-repeated="9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32">
            <text:p>32</text:p>
          </table:table-cell>
          <table:table-cell table:style-name="ce85" office:value-type="string">
            <text:p>Image Area Clock Phase 4 (D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BLU</text:p>
          </table:table-cell>
          <table:table-cell table:style-name="ce44" office:value-type="string">
            <text:p>AA</text:p>
          </table:table-cell>
          <table:table-cell table:style-name="ce85" office:value-type="string">
            <text:p>Short wires, tied with 30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33">
            <text:p>33</text:p>
          </table:table-cell>
          <table:table-cell table:style-name="ce86" office:value-type="string">
            <text:p>Image Area Clock Phase 3 (D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BRN</text:p>
          </table:table-cell>
          <table:table-cell table:style-name="ce86" office:value-type="string">
            <text:p>VIO</text:p>
          </table:table-cell>
          <table:table-cell table:style-name="ce45" office:value-type="string">
            <text:p>B</text:p>
          </table:table-cell>
          <table:table-cell table:style-name="ce86" office:value-type="string">
            <text:p>Short wires, tied with 31</text:p>
          </table:table-cell>
          <table:table-cell table:number-columns-repeated="9"/>
        </table:table-row>
        <table:table-row table:style-name="ro6">
          <table:table-cell table:style-name="ce37" office:value-type="string">
            <text:p>CCD Connector 2</text:p>
          </table:table-cell>
          <table:table-cell table:style-name="ce44" office:value-type="float" office:value="34">
            <text:p>34</text:p>
          </table:table-cell>
          <table:table-cell table:style-name="ce85" office:value-type="string">
            <text:p>Substrate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BRN</text:p>
          </table:table-cell>
          <table:table-cell table:style-name="ce85" office:value-type="string">
            <text:p>GRY</text:p>
          </table:table-cell>
          <table:table-cell table:style-name="ce44" office:value-type="string">
            <text:p>q</text:p>
          </table:table-cell>
          <table:table-cell table:style-name="ce85" office:value-type="string">
            <text:p>Short wires, soldered to single GND solder tag to feedthrough PCB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35">
            <text:p>35</text:p>
          </table:table-cell>
          <table:table-cell table:style-name="ce86" office:value-type="string">
            <text:p>Output Drain (H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RED</text:p>
          </table:table-cell>
          <table:table-cell table:style-name="ce86" office:value-type="string">
            <text:p>ORN</text:p>
          </table:table-cell>
          <table:table-cell table:style-name="ce45" office:value-type="string">
            <text:p>e</text:p>
          </table:table-cell>
          <table:table-cell table:style-name="ce86" office:value-type="string">
            <text:p>Short wires, tied with 37</text:p>
          </table:table-cell>
          <table:table-cell table:number-columns-repeated="9"/>
        </table:table-row>
        <table:table-row table:style-name="ro1">
          <table:table-cell table:style-name="ce37" office:value-type="string">
            <text:p>CCD Connector 2</text:p>
          </table:table-cell>
          <table:table-cell table:style-name="ce44" office:value-type="float" office:value="36">
            <text:p>36</text:p>
          </table:table-cell>
          <table:table-cell table:style-name="ce85" office:value-type="string">
            <text:p>Reset Drain (H)</text:p>
          </table:table-cell>
          <table:table-cell table:style-name="ce85" office:value-type="string">
            <text:p>WHT</text:p>
          </table:table-cell>
          <table:table-cell table:style-name="ce85" office:value-type="string">
            <text:p>RED</text:p>
          </table:table-cell>
          <table:table-cell table:style-name="ce85" office:value-type="string">
            <text:p>YEL</text:p>
          </table:table-cell>
          <table:table-cell table:style-name="ce44" office:value-type="string">
            <text:p>C</text:p>
          </table:table-cell>
          <table:table-cell table:style-name="ce85" office:value-type="string">
            <text:p>Short wires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CCD Connector 2</text:p>
          </table:table-cell>
          <table:table-cell table:style-name="ce45" office:value-type="float" office:value="37">
            <text:p>37</text:p>
          </table:table-cell>
          <table:table-cell table:style-name="ce86" office:value-type="string">
            <text:p>Dummy Output Drain (H)</text:p>
          </table:table-cell>
          <table:table-cell table:style-name="ce86" office:value-type="string">
            <text:p>WHT</text:p>
          </table:table-cell>
          <table:table-cell table:style-name="ce86" office:value-type="string">
            <text:p>RED</text:p>
          </table:table-cell>
          <table:table-cell table:style-name="ce86" office:value-type="string">
            <text:p>GRN</text:p>
          </table:table-cell>
          <table:table-cell table:style-name="ce45" office:value-type="string">
            <text:p>e</text:p>
          </table:table-cell>
          <table:table-cell table:style-name="ce86" office:value-type="string">
            <text:p>Short wires, tied with 35</text:p>
          </table:table-cell>
          <table:table-cell table:number-columns-repeated="9"/>
        </table:table-row>
        <table:table-row table:style-name="ro1">
          <table:table-cell table:style-name="ce37" office:value-type="string">
            <text:p>15 way - Heater</text:p>
          </table:table-cell>
          <table:table-cell table:style-name="ce44" office:value-type="float" office:value="7">
            <text:p>7</text:p>
          </table:table-cell>
          <table:table-cell table:style-name="ce37" office:value-type="string">
            <text:p>Heater</text:p>
          </table:table-cell>
          <table:table-cell table:style-name="ce37" office:value-type="string">
            <text:p>BLU</text:p>
          </table:table-cell>
          <table:table-cell table:style-name="ce37" table:number-columns-repeated="2"/>
          <table:table-cell table:style-name="ce94" office:value-type="string">
            <text:p>P</text:p>
          </table:table-cell>
          <table:table-cell table:style-name="ce37" office:value-type="string">
            <text:p>/</text:p>
          </table:table-cell>
          <table:table-cell table:number-columns-repeated="9"/>
        </table:table-row>
        <table:table-row table:style-name="ro1">
          <table:table-cell table:style-name="ce38" office:value-type="string">
            <text:p>15 way – Heater</text:p>
          </table:table-cell>
          <table:table-cell table:style-name="ce45" office:value-type="float" office:value="8">
            <text:p>8</text:p>
          </table:table-cell>
          <table:table-cell table:style-name="ce38" office:value-type="string">
            <text:p>Heater</text:p>
          </table:table-cell>
          <table:table-cell table:style-name="ce38" office:value-type="string">
            <text:p>VIO</text:p>
          </table:table-cell>
          <table:table-cell table:style-name="ce38" table:number-columns-repeated="2"/>
          <table:table-cell table:style-name="ce95" office:value-type="string">
            <text:p>R</text:p>
          </table:table-cell>
          <table:table-cell table:style-name="ce38" office:value-type="string">
            <text:p>/</text:p>
          </table:table-cell>
          <table:table-cell table:number-columns-repeated="9"/>
        </table:table-row>
        <table:table-row table:style-name="ro4">
          <table:table-cell table:style-name="ce37" office:value-type="string">
            <text:p>15 way – Diode (+ve)</text:p>
          </table:table-cell>
          <table:table-cell table:style-name="ce44" office:value-type="float" office:value="3">
            <text:p>3</text:p>
          </table:table-cell>
          <table:table-cell table:style-name="ce37" office:value-type="string">
            <text:p>Diode (+ve)</text:p>
          </table:table-cell>
          <table:table-cell table:style-name="ce37" office:value-type="string">
            <text:p>RED</text:p>
          </table:table-cell>
          <table:table-cell table:style-name="ce37" table:number-columns-repeated="2"/>
          <table:table-cell table:style-name="ce94" office:value-type="string">
            <text:p>S</text:p>
          </table:table-cell>
          <table:table-cell table:style-name="ce37" office:value-type="string">
            <text:p>/</text:p>
          </table:table-cell>
          <table:table-cell table:number-columns-repeated="9"/>
        </table:table-row>
        <table:table-row table:style-name="ro4">
          <table:table-cell table:style-name="ce39" office:value-type="string">
            <text:p>15 way – Diode (-ve)</text:p>
          </table:table-cell>
          <table:table-cell table:style-name="ce80" office:value-type="float" office:value="4">
            <text:p>4</text:p>
          </table:table-cell>
          <table:table-cell table:style-name="ce39" office:value-type="string">
            <text:p>Diode (-ve)</text:p>
          </table:table-cell>
          <table:table-cell table:style-name="ce39" office:value-type="string">
            <text:p>ORN</text:p>
          </table:table-cell>
          <table:table-cell table:style-name="ce39" table:number-columns-repeated="2"/>
          <table:table-cell table:style-name="ce96" office:value-type="string">
            <text:p>n</text:p>
          </table:table-cell>
          <table:table-cell table:style-name="ce39" office:value-type="string">
            <text:p>/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40" office:value-type="string">
            <text:p>Notes</text:p>
          </table:table-cell>
          <table:table-cell table:style-name="ce81" table:number-columns-repeated="4"/>
          <table:table-cell table:style-name="ce90" table:number-columns-repeated="2"/>
          <table:table-cell table:style-name="ce104"/>
          <table:table-cell table:number-columns-repeated="9"/>
        </table:table-row>
        <table:table-row table:style-name="ro4">
          <table:table-cell table:style-name="ce41" office:value-type="string">
            <text:p>1. Each CCD has its substrates connected to a single solder lug, both fed through a PCB board to a single pin on the mil connector</text:p>
          </table:table-cell>
          <table:table-cell table:number-columns-repeated="4"/>
          <table:table-cell table:style-name="ce91"/>
          <table:table-cell table:style-name="ce97"/>
          <table:table-cell table:style-name="ce103"/>
          <table:table-cell table:number-columns-repeated="9"/>
        </table:table-row>
        <table:table-row table:style-name="ro1">
          <table:table-cell table:style-name="ce42" office:value-type="string">
            <text:p>2. Connector 1 is tie wrapped blue, connector 2 is tie wrapped yellow</text:p>
          </table:table-cell>
          <table:table-cell table:style-name="ce82"/>
          <table:table-cell table:style-name="ce89" table:number-columns-repeated="3"/>
          <table:table-cell table:style-name="ce92"/>
          <table:table-cell table:style-name="ce98"/>
          <table:table-cell table:style-name="ce105"/>
          <table:table-cell table:number-columns-repeated="9"/>
        </table:table-row>
        <table:table-row table:style-name="ro1" table:number-rows-repeated="104849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ryostat to SDSU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" table:default-cell-style-name="Default"/>
        <table:table-row table:style-name="ro1">
          <table:table-cell table:style-name="ce46" office:value-type="string">
            <text:p>From</text:p>
          </table:table-cell>
          <table:table-cell table:style-name="ce54" table:number-columns-repeated="2"/>
          <table:table-cell table:style-name="ce51" office:value-type="string">
            <text:p>To </text:p>
          </table:table-cell>
          <table:table-cell table:style-name="ce63"/>
          <table:table-cell table:style-name="ce67"/>
          <table:table-cell table:number-columns-repeated="3"/>
        </table:table-row>
        <table:table-row table:style-name="ro1">
          <table:table-cell table:style-name="ce46" table:formula="of:=['Inside Cryostat'.G2]" office:value-type="string" office:string-value="61-way MIL Pin">
            <text:p>61-way MIL Pin</text:p>
          </table:table-cell>
          <table:table-cell table:style-name="ce46" table:formula="of:=['Inside Cryostat'.C2]" office:value-type="string" office:string-value="Description">
            <text:p>Description</text:p>
          </table:table-cell>
          <table:table-cell table:style-name="ce46" office:value-type="string">
            <text:p>Colour</text:p>
          </table:table-cell>
          <table:table-cell table:style-name="ce46" office:value-type="string">
            <text:p>Connector</text:p>
          </table:table-cell>
          <table:table-cell table:style-name="ce46" office:value-type="string">
            <text:p>Pin</text:p>
          </table:table-cell>
          <table:table-cell table:style-name="ce46" office:value-type="string">
            <text:p>Details</text:p>
          </table:table-cell>
          <table:table-cell table:number-columns-repeated="3"/>
        </table:table-row>
        <table:table-row table:style-name="ro1">
          <table:table-cell table:style-name="ce47" table:formula="of:=['Inside Cryostat'.G3]" office:value-type="string" office:string-value="q">
            <text:p>q</text:p>
          </table:table-cell>
          <table:table-cell table:style-name="ce55" table:formula="of:=['Inside Cryostat'.C3]" office:value-type="string" office:string-value="Substrate">
            <text:p>Substrate</text:p>
          </table:table-cell>
          <table:table-cell table:style-name="ce55" office:value-type="string">
            <text:p>Black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22">
            <text:p>22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48" table:formula="of:=['Inside Cryostat'.G4]" office:value-type="string" office:string-value="JJ">
            <text:p>JJ</text:p>
          </table:table-cell>
          <table:table-cell table:style-name="ce56" table:formula="of:=['Inside Cryostat'.C4]" office:value-type="string" office:string-value="Dummy Output Source (E)">
            <text:p>Dummy Output Source (E)</text:p>
          </table:table-cell>
          <table:table-cell table:style-name="ce56" office:value-type="string">
            <text:p>Black (coax)</text:p>
          </table:table-cell>
          <table:table-cell office:value-type="string">
            <text:p>DB15-1 (Video)</text:p>
          </table:table-cell>
          <table:table-cell table:style-name="ce65" office:value-type="float" office:value="8">
            <text:p>8</text:p>
          </table:table-cell>
          <table:table-cell table:style-name="ce69" office:value-type="string">
            <text:p>Tied with pin 12 (GND) on outer coax. NOT WIRED TO DSUB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5]" office:value-type="string" office:string-value="w">
            <text:p>w</text:p>
          </table:table-cell>
          <table:table-cell table:style-name="ce57" table:formula="of:=['Inside Cryostat'.C5]" office:value-type="string" office:string-value="Output Source (E)">
            <text:p>Output Source (E)</text:p>
          </table:table-cell>
          <table:table-cell table:style-name="ce57" office:value-type="string">
            <text:p>Black (coax)</text:p>
          </table:table-cell>
          <table:table-cell table:style-name="ce61" office:value-type="string">
            <text:p>DB15-1 (Video)</text:p>
          </table:table-cell>
          <table:table-cell table:style-name="ce64" office:value-type="float" office:value="1">
            <text:p>1</text:p>
          </table:table-cell>
          <table:table-cell table:style-name="ce70" office:value-type="string">
            <text:p>Tied with pin 11 (GND) on outer coax. NOT WIRED TO DSUB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6]" office:value-type="string" office:string-value="c">
            <text:p>c</text:p>
          </table:table-cell>
          <table:table-cell table:style-name="ce56" table:formula="of:=['Inside Cryostat'.C6]" office:value-type="string" office:string-value="Output Gate (E)">
            <text:p>Output Gate (E)</text:p>
          </table:table-cell>
          <table:table-cell table:style-name="ce56" office:value-type="string">
            <text:p>Blue</text:p>
          </table:table-cell>
          <table:table-cell office:value-type="string">
            <text:p>DB25-1 (Biases)</text:p>
          </table:table-cell>
          <table:table-cell table:style-name="ce65" office:value-type="float" office:value="9">
            <text:p>9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5">
          <table:table-cell table:style-name="ce49" table:formula="of:=['Inside Cryostat'.G7]" office:value-type="string" office:string-value="A">
            <text:p>A</text:p>
          </table:table-cell>
          <table:table-cell table:style-name="ce57" table:formula="of:=['Inside Cryostat'.C7]" office:value-type="string" office:string-value="Dump Gate (A)">
            <text:p>Dump Gate (A)</text:p>
          </table:table-cell>
          <table:table-cell table:style-name="ce57" office:value-type="string">
            <text:p>Purpl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36">
            <text:p>36</text:p>
          </table:table-cell>
          <table:table-cell table:style-name="ce68" office:value-type="string">
            <text:p>This pin is split with K at the mil connector end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8]" office:value-type="string" office:string-value="b">
            <text:p>b</text:p>
          </table:table-cell>
          <table:table-cell table:style-name="ce56" table:formula="of:=['Inside Cryostat'.C8]" office:value-type="string" office:string-value="Reset Gate (E)">
            <text:p>Reset Gate (E)</text:p>
          </table:table-cell>
          <table:table-cell table:style-name="ce56" office:value-type="string">
            <text:p>Red or brown</text:p>
          </table:table-cell>
          <table:table-cell office:value-type="string">
            <text:p>DB37 (Clocks)</text:p>
          </table:table-cell>
          <table:table-cell table:style-name="ce65" office:value-type="float" office:value="1">
            <text:p>1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9]" office:value-type="string" office:string-value="v">
            <text:p>v</text:p>
          </table:table-cell>
          <table:table-cell table:style-name="ce57" table:formula="of:=['Inside Cryostat'.C9]" office:value-type="string" office:string-value="Summing Well (E)">
            <text:p>Summing Well (E)</text:p>
          </table:table-cell>
          <table:table-cell table:style-name="ce57" office:value-type="string">
            <text:p>Orang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8">
            <text:p>8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10]" office:value-type="string" office:string-value="HH">
            <text:p>HH</text:p>
          </table:table-cell>
          <table:table-cell table:style-name="ce56" table:formula="of:=['Inside Cryostat'.C10]" office:value-type="string" office:string-value="Register Clock Phase 1 (E)">
            <text:p>Register Clock Phase 1 (E)</text:p>
          </table:table-cell>
          <table:table-cell table:style-name="ce56" office:value-type="string">
            <text:p>Orange or yellow</text:p>
          </table:table-cell>
          <table:table-cell office:value-type="string">
            <text:p>DB37 (Clocks)</text:p>
          </table:table-cell>
          <table:table-cell table:style-name="ce65" office:value-type="float" office:value="2">
            <text:p>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11]" office:value-type="string" office:string-value="N">
            <text:p>N</text:p>
          </table:table-cell>
          <table:table-cell table:style-name="ce57" table:formula="of:=['Inside Cryostat'.C11]" office:value-type="string" office:string-value="Register Clock Phase 2 (E)">
            <text:p>Register Clock Phase 2 (E)</text:p>
          </table:table-cell>
          <table:table-cell table:style-name="ce57" office:value-type="string">
            <text:p>Green or blu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3">
            <text:p>3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12]" office:value-type="string" office:string-value="m">
            <text:p>m</text:p>
          </table:table-cell>
          <table:table-cell table:style-name="ce56" table:formula="of:=['Inside Cryostat'.C12]" office:value-type="string" office:string-value="Register Clock Phase 3 (E and F)">
            <text:p>Register Clock Phase 3 (E and F)</text:p>
          </table:table-cell>
          <table:table-cell table:style-name="ce56" office:value-type="string">
            <text:p>Purple</text:p>
          </table:table-cell>
          <table:table-cell office:value-type="string">
            <text:p>DB37 (Clocks)</text:p>
          </table:table-cell>
          <table:table-cell table:style-name="ce65" office:value-type="float" office:value="4">
            <text:p>4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13]" office:value-type="string" office:string-value="CC">
            <text:p>CC</text:p>
          </table:table-cell>
          <table:table-cell table:style-name="ce57" table:formula="of:=['Inside Cryostat'.C13]" office:value-type="string" office:string-value="Register Clock Phase 1 (F)">
            <text:p>Register Clock Phase 1 (F)</text:p>
          </table:table-cell>
          <table:table-cell table:style-name="ce57" office:value-type="string">
            <text:p>Grey or whit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5">
            <text:p>5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14]" office:value-type="string" office:string-value="MM">
            <text:p>MM</text:p>
          </table:table-cell>
          <table:table-cell table:style-name="ce56" table:formula="of:=['Inside Cryostat'.C14]" office:value-type="string" office:string-value="Register Clock Phase 2 (F)">
            <text:p>Register Clock Phase 2 (F)</text:p>
          </table:table-cell>
          <table:table-cell table:style-name="ce56" office:value-type="string">
            <text:p>Brown or black</text:p>
          </table:table-cell>
          <table:table-cell office:value-type="string">
            <text:p>DB37 (Clocks)</text:p>
          </table:table-cell>
          <table:table-cell table:style-name="ce65" office:value-type="float" office:value="6">
            <text:p>6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15]" office:value-type="string" office:string-value="NN">
            <text:p>NN</text:p>
          </table:table-cell>
          <table:table-cell table:style-name="ce57" table:formula="of:=['Inside Cryostat'.C15]" office:value-type="string" office:string-value="Summing Well (F)">
            <text:p>Summing Well (F)</text:p>
          </table:table-cell>
          <table:table-cell table:style-name="ce57" office:value-type="string">
            <text:p>Green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0">
            <text:p>10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16]" office:value-type="string" office:string-value="GG">
            <text:p>GG</text:p>
          </table:table-cell>
          <table:table-cell table:style-name="ce56" table:formula="of:=['Inside Cryostat'.C16]" office:value-type="string" office:string-value="Reset Gate (F)">
            <text:p>Reset Gate (F)</text:p>
          </table:table-cell>
          <table:table-cell table:style-name="ce56" office:value-type="string">
            <text:p>Red or brown</text:p>
          </table:table-cell>
          <table:table-cell office:value-type="string">
            <text:p>DB37 (Clocks)</text:p>
          </table:table-cell>
          <table:table-cell table:style-name="ce65" office:value-type="float" office:value="1">
            <text:p>1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17]" office:value-type="string" office:string-value="a">
            <text:p>a</text:p>
          </table:table-cell>
          <table:table-cell table:style-name="ce57" table:formula="of:=['Inside Cryostat'.C17]" office:value-type="string" office:string-value="Transfer Gate (A)">
            <text:p>Transfer Gate (A)</text:p>
          </table:table-cell>
          <table:table-cell table:style-name="ce57" office:value-type="string">
            <text:p>Brown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7">
            <text:p>17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18]" office:value-type="string" office:string-value="u">
            <text:p>u</text:p>
          </table:table-cell>
          <table:table-cell table:style-name="ce56" table:formula="of:=['Inside Cryostat'.C18]" office:value-type="string" office:string-value="Output Gate (F)">
            <text:p>Output Gate (F)</text:p>
          </table:table-cell>
          <table:table-cell table:style-name="ce56" office:value-type="string">
            <text:p>Purple</text:p>
          </table:table-cell>
          <table:table-cell office:value-type="string">
            <text:p>DB25-1 (Biases)</text:p>
          </table:table-cell>
          <table:table-cell table:style-name="ce65" office:value-type="float" office:value="10">
            <text:p>10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19]" office:value-type="string" office:string-value="Z">
            <text:p>Z</text:p>
          </table:table-cell>
          <table:table-cell table:style-name="ce57" table:formula="of:=['Inside Cryostat'.C19]" office:value-type="string" office:string-value="Output Source (F)">
            <text:p>Output Source (F)</text:p>
          </table:table-cell>
          <table:table-cell table:style-name="ce57" office:value-type="string">
            <text:p>Black (coax)</text:p>
          </table:table-cell>
          <table:table-cell table:style-name="ce61" office:value-type="string">
            <text:p>DB15-2 (Video)</text:p>
          </table:table-cell>
          <table:table-cell table:style-name="ce64" office:value-type="float" office:value="1">
            <text:p>1</text:p>
          </table:table-cell>
          <table:table-cell table:style-name="ce68" office:value-type="string">
            <text:p>Tied with pin 11 (GND) on outer coax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20]" office:value-type="string" office:string-value="r">
            <text:p>r</text:p>
          </table:table-cell>
          <table:table-cell table:style-name="ce56" table:formula="of:=['Inside Cryostat'.C20]" office:value-type="string" office:string-value="Dummy Output Source (F)">
            <text:p>Dummy Output Source (F)</text:p>
          </table:table-cell>
          <table:table-cell table:style-name="ce56" office:value-type="string">
            <text:p>Black (coax)</text:p>
          </table:table-cell>
          <table:table-cell office:value-type="string">
            <text:p>DB15-2 (Video)</text:p>
          </table:table-cell>
          <table:table-cell table:style-name="ce65" office:value-type="float" office:value="8">
            <text:p>8</text:p>
          </table:table-cell>
          <table:table-cell table:style-name="ce69" office:value-type="string">
            <text:p>Tied with pin 12 (GND) on outer coax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21]" office:value-type="string" office:string-value="q">
            <text:p>q</text:p>
          </table:table-cell>
          <table:table-cell table:style-name="ce57" table:formula="of:=['Inside Cryostat'.C21]" office:value-type="string" office:string-value="Substrate">
            <text:p>Substrate</text:p>
          </table:table-cell>
          <table:table-cell table:style-name="ce57" office:value-type="string">
            <text:p>Black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22">
            <text:p>22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22]" office:value-type="string" office:string-value="t">
            <text:p>t</text:p>
          </table:table-cell>
          <table:table-cell table:style-name="ce56" table:formula="of:=['Inside Cryostat'.C22]" office:value-type="string" office:string-value="Dummy Output Drain (E)">
            <text:p>Dummy Output Drain (E)</text:p>
          </table:table-cell>
          <table:table-cell table:style-name="ce56" office:value-type="string">
            <text:p>Brown</text:p>
          </table:table-cell>
          <table:table-cell office:value-type="string">
            <text:p>DB25-1 (Biases)</text:p>
          </table:table-cell>
          <table:table-cell table:style-name="ce65" office:value-type="float" office:value="1">
            <text:p>1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23]" office:value-type="string" office:string-value="Y">
            <text:p>Y</text:p>
          </table:table-cell>
          <table:table-cell table:style-name="ce57" table:formula="of:=['Inside Cryostat'.C23]" office:value-type="string" office:string-value="Reset Drain (E)">
            <text:p>Reset Drain (E)</text:p>
          </table:table-cell>
          <table:table-cell table:style-name="ce57" office:value-type="string">
            <text:p>Orange</text:p>
          </table:table-cell>
          <table:table-cell table:style-name="ce61" office:value-type="string">
            <text:p>DB25-1 (Biases)</text:p>
          </table:table-cell>
          <table:table-cell table:style-name="ce64" office:value-type="float" office:value="3">
            <text:p>3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24]" office:value-type="string" office:string-value="t">
            <text:p>t</text:p>
          </table:table-cell>
          <table:table-cell table:style-name="ce56" table:formula="of:=['Inside Cryostat'.C24]" office:value-type="string" office:string-value="Output Drain (E)">
            <text:p>Output Drain (E)</text:p>
          </table:table-cell>
          <table:table-cell table:style-name="ce56" office:value-type="string">
            <text:p>Brown</text:p>
          </table:table-cell>
          <table:table-cell office:value-type="string">
            <text:p>DB25-1 (Biases)</text:p>
          </table:table-cell>
          <table:table-cell table:style-name="ce65" office:value-type="float" office:value="1">
            <text:p>1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25]" office:value-type="string" office:string-value="q">
            <text:p>q</text:p>
          </table:table-cell>
          <table:table-cell table:style-name="ce57" table:formula="of:=['Inside Cryostat'.C25]" office:value-type="string" office:string-value="Substrate">
            <text:p>Substrate</text:p>
          </table:table-cell>
          <table:table-cell table:style-name="ce57" office:value-type="string">
            <text:p>Black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22">
            <text:p>22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26]" office:value-type="string" office:string-value="W">
            <text:p>W</text:p>
          </table:table-cell>
          <table:table-cell table:style-name="ce56" table:formula="of:=['Inside Cryostat'.C26]" office:value-type="string" office:string-value="Image Area Clock Phase 4 (A)">
            <text:p>Image Area Clock Phase 4 (A)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37">
            <text:p>37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27]" office:value-type="string" office:string-value="V">
            <text:p>V</text:p>
          </table:table-cell>
          <table:table-cell table:style-name="ce57" table:formula="of:=['Inside Cryostat'.C27]" office:value-type="string" office:string-value="Image Area Clock Phase 3 (A)">
            <text:p>Image Area Clock Phase 3 (A)</text:p>
          </table:table-cell>
          <table:table-cell table:style-name="ce57" office:value-type="string">
            <text:p>Whit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5">
            <text:p>15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28]" office:value-type="string" office:string-value="W">
            <text:p>W</text:p>
          </table:table-cell>
          <table:table-cell table:style-name="ce56" table:formula="of:=['Inside Cryostat'.C28]" office:value-type="string" office:string-value="Image Area Clock Phase 4 (B)">
            <text:p>Image Area Clock Phase 4 (B)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37">
            <text:p>37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29]" office:value-type="string" office:string-value="V">
            <text:p>V</text:p>
          </table:table-cell>
          <table:table-cell table:style-name="ce57" table:formula="of:=['Inside Cryostat'.C29]" office:value-type="string" office:string-value="Image Area Clock Phase 3 (B)">
            <text:p>Image Area Clock Phase 3 (B)</text:p>
          </table:table-cell>
          <table:table-cell table:style-name="ce57" office:value-type="string">
            <text:p>Whit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5">
            <text:p>15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30]" office:value-type="string" office:string-value="q">
            <text:p>q</text:p>
          </table:table-cell>
          <table:table-cell table:style-name="ce56" table:formula="of:=['Inside Cryostat'.C30]" office:value-type="string" office:string-value="Substrate">
            <text:p>Substrate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22">
            <text:p>2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31]" office:value-type="string" office:string-value="FF">
            <text:p>FF</text:p>
          </table:table-cell>
          <table:table-cell table:style-name="ce57" table:formula="of:=['Inside Cryostat'.C31]" office:value-type="string" office:string-value="Dump Drain (A)">
            <text:p>Dump Drain (A)</text:p>
          </table:table-cell>
          <table:table-cell table:style-name="ce57" office:value-type="string">
            <text:p>Green</text:p>
          </table:table-cell>
          <table:table-cell table:style-name="ce61" office:value-type="string">
            <text:p>DB25-1 (Biases)</text:p>
          </table:table-cell>
          <table:table-cell table:style-name="ce64" office:value-type="float" office:value="5">
            <text:p>5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32]" office:value-type="string" office:string-value="U">
            <text:p>U</text:p>
          </table:table-cell>
          <table:table-cell table:style-name="ce56" table:formula="of:=['Inside Cryostat'.C32]" office:value-type="string" office:string-value="Image Area Clock Phase 1 (B)">
            <text:p>Image Area Clock Phase 1 (B)</text:p>
          </table:table-cell>
          <table:table-cell table:style-name="ce56" office:value-type="string">
            <text:p>Purple</text:p>
          </table:table-cell>
          <table:table-cell office:value-type="string">
            <text:p>DB37 (Clocks)</text:p>
          </table:table-cell>
          <table:table-cell table:style-name="ce65" office:value-type="float" office:value="13">
            <text:p>13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33]" office:value-type="string" office:string-value="T">
            <text:p>T</text:p>
          </table:table-cell>
          <table:table-cell table:style-name="ce57" table:formula="of:=['Inside Cryostat'.C33]" office:value-type="string" office:string-value="Image Area Clock Phase 2 (B)">
            <text:p>Image Area Clock Phase 2 (B)</text:p>
          </table:table-cell>
          <table:table-cell table:style-name="ce57" office:value-type="string">
            <text:p>Grey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4">
            <text:p>14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34]" office:value-type="string" office:string-value="U">
            <text:p>U</text:p>
          </table:table-cell>
          <table:table-cell table:style-name="ce56" table:formula="of:=['Inside Cryostat'.C34]" office:value-type="string" office:string-value="Image Area Clock Phase 1 (A)">
            <text:p>Image Area Clock Phase 1 (A)</text:p>
          </table:table-cell>
          <table:table-cell table:style-name="ce56" office:value-type="string">
            <text:p>Purple</text:p>
          </table:table-cell>
          <table:table-cell office:value-type="string">
            <text:p>DB37 (Clocks)</text:p>
          </table:table-cell>
          <table:table-cell table:style-name="ce65" office:value-type="float" office:value="13">
            <text:p>13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35]" office:value-type="string" office:string-value="T">
            <text:p>T</text:p>
          </table:table-cell>
          <table:table-cell table:style-name="ce57" table:formula="of:=['Inside Cryostat'.C35]" office:value-type="string" office:string-value="Image Area Clock Phase 2 (A)">
            <text:p>Image Area Clock Phase 2 (A)</text:p>
          </table:table-cell>
          <table:table-cell table:style-name="ce57" office:value-type="string">
            <text:p>Grey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4">
            <text:p>14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36]" office:value-type="string" office:string-value="q">
            <text:p>q</text:p>
          </table:table-cell>
          <table:table-cell table:style-name="ce56" table:formula="of:=['Inside Cryostat'.C36]" office:value-type="string" office:string-value="Substrate">
            <text:p>Substrate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22">
            <text:p>2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37]" office:value-type="string" office:string-value="EE">
            <text:p>EE</text:p>
          </table:table-cell>
          <table:table-cell table:style-name="ce57" table:formula="of:=['Inside Cryostat'.C37]" office:value-type="string" office:string-value="Output Drain (F)">
            <text:p>Output Drain (F)</text:p>
          </table:table-cell>
          <table:table-cell table:style-name="ce57" office:value-type="string">
            <text:p>Red</text:p>
          </table:table-cell>
          <table:table-cell table:style-name="ce61" office:value-type="string">
            <text:p>DB25-1 (Biases)</text:p>
          </table:table-cell>
          <table:table-cell table:style-name="ce64" office:value-type="float" office:value="2">
            <text:p>2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38]" office:value-type="string" office:string-value="DD">
            <text:p>DD</text:p>
          </table:table-cell>
          <table:table-cell table:style-name="ce56" table:formula="of:=['Inside Cryostat'.C38]" office:value-type="string" office:string-value="Reset Drain (F)">
            <text:p>Reset Drain (F)</text:p>
          </table:table-cell>
          <table:table-cell table:style-name="ce56" office:value-type="string">
            <text:p>Yellow</text:p>
          </table:table-cell>
          <table:table-cell office:value-type="string">
            <text:p>DB25-1 (Biases)</text:p>
          </table:table-cell>
          <table:table-cell table:style-name="ce65" office:value-type="float" office:value="4">
            <text:p>4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39]" office:value-type="string" office:string-value="EE">
            <text:p>EE</text:p>
          </table:table-cell>
          <table:table-cell table:style-name="ce57" table:formula="of:=['Inside Cryostat'.C39]" office:value-type="string" office:string-value="Dummy Output Drain (F)">
            <text:p>Dummy Output Drain (F)</text:p>
          </table:table-cell>
          <table:table-cell table:style-name="ce57" office:value-type="string">
            <text:p>Red</text:p>
          </table:table-cell>
          <table:table-cell table:style-name="ce61" office:value-type="string">
            <text:p>DB25-1 (Biases)</text:p>
          </table:table-cell>
          <table:table-cell table:style-name="ce64" office:value-type="float" office:value="2">
            <text:p>2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40]" office:value-type="string" office:string-value="q">
            <text:p>q</text:p>
          </table:table-cell>
          <table:table-cell table:style-name="ce56" table:formula="of:=['Inside Cryostat'.C40]" office:value-type="string" office:string-value="Substrate">
            <text:p>Substrate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22">
            <text:p>2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41]" office:value-type="string" office:string-value="BB">
            <text:p>BB</text:p>
          </table:table-cell>
          <table:table-cell table:style-name="ce57" table:formula="of:=['Inside Cryostat'.C41]" office:value-type="string" office:string-value="Dummy Output Source (G)">
            <text:p>Dummy Output Source (G)</text:p>
          </table:table-cell>
          <table:table-cell table:style-name="ce57" office:value-type="string">
            <text:p>Black (coax)</text:p>
          </table:table-cell>
          <table:table-cell table:style-name="ce61" office:value-type="string">
            <text:p>DB15-3 (Video)</text:p>
          </table:table-cell>
          <table:table-cell table:style-name="ce64" office:value-type="float" office:value="8">
            <text:p>8</text:p>
          </table:table-cell>
          <table:table-cell table:style-name="ce68" office:value-type="string">
            <text:p>Tied with pin 13 (GND) on outer coax</text:p>
          </table:table-cell>
          <table:table-cell table:number-columns-repeated="3"/>
        </table:table-row>
        <table:table-row table:style-name="ro1">
          <table:table-cell table:style-name="ce48" table:formula="of:=['Inside Cryostat'.G42]" office:value-type="string" office:string-value="M">
            <text:p>M</text:p>
          </table:table-cell>
          <table:table-cell table:style-name="ce56" table:formula="of:=['Inside Cryostat'.C42]" office:value-type="string" office:string-value="Output Source (G)">
            <text:p>Output Source (G)</text:p>
          </table:table-cell>
          <table:table-cell table:style-name="ce56" office:value-type="string">
            <text:p>Black (coax)</text:p>
          </table:table-cell>
          <table:table-cell office:value-type="string">
            <text:p>DB15-3 (Video)</text:p>
          </table:table-cell>
          <table:table-cell table:style-name="ce65" office:value-type="float" office:value="1">
            <text:p>1</text:p>
          </table:table-cell>
          <table:table-cell table:style-name="ce69" office:value-type="string">
            <text:p>Tied with pin 11 (GND) on outer coax</text:p>
          </table:table-cell>
          <table:table-cell table:number-columns-repeated="3"/>
        </table:table-row>
        <table:table-row table:style-name="ro1">
          <table:table-cell table:style-name="ce49" table:formula="of:=['Inside Cryostat'.G43]" office:value-type="string" office:string-value="L">
            <text:p>L</text:p>
          </table:table-cell>
          <table:table-cell table:style-name="ce57" table:formula="of:=['Inside Cryostat'.C43]" office:value-type="string" office:string-value="Output Gate (G)">
            <text:p>Output Gate (G)</text:p>
          </table:table-cell>
          <table:table-cell table:style-name="ce57" office:value-type="string">
            <text:p>Blue</text:p>
          </table:table-cell>
          <table:table-cell table:style-name="ce61" office:value-type="string">
            <text:p>DB25-2 (Biases)</text:p>
          </table:table-cell>
          <table:table-cell table:style-name="ce64" office:value-type="float" office:value="9">
            <text:p>9</text:p>
          </table:table-cell>
          <table:table-cell table:style-name="ce68"/>
          <table:table-cell table:number-columns-repeated="3"/>
        </table:table-row>
        <table:table-row table:style-name="ro5">
          <table:table-cell table:style-name="ce48" table:formula="of:=['Inside Cryostat'.G44]" office:value-type="string" office:string-value="K">
            <text:p>K</text:p>
          </table:table-cell>
          <table:table-cell table:style-name="ce56" table:formula="of:=['Inside Cryostat'.C44]" office:value-type="string" office:string-value="Dump Gate (D)">
            <text:p>Dump Gate (D)</text:p>
          </table:table-cell>
          <table:table-cell table:style-name="ce56" office:value-type="string">
            <text:p>Purple</text:p>
          </table:table-cell>
          <table:table-cell office:value-type="string">
            <text:p>DB37 (Clocks)</text:p>
          </table:table-cell>
          <table:table-cell table:style-name="ce65" office:value-type="float" office:value="36">
            <text:p>36</text:p>
          </table:table-cell>
          <table:table-cell table:style-name="ce69" office:value-type="string">
            <text:p>This pin is split with A at the mil connector end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45]" office:value-type="string" office:string-value="J">
            <text:p>J</text:p>
          </table:table-cell>
          <table:table-cell table:style-name="ce57" table:formula="of:=['Inside Cryostat'.C45]" office:value-type="string" office:string-value="Reset Gate (G)">
            <text:p>Reset Gate (G)</text:p>
          </table:table-cell>
          <table:table-cell table:style-name="ce57" office:value-type="string">
            <text:p>Red or brown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">
            <text:p>1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46]" office:value-type="string" office:string-value="H">
            <text:p>H</text:p>
          </table:table-cell>
          <table:table-cell table:style-name="ce56" table:formula="of:=['Inside Cryostat'.C46]" office:value-type="string" office:string-value="Summing Well (G)">
            <text:p>Summing Well (G)</text:p>
          </table:table-cell>
          <table:table-cell table:style-name="ce56" office:value-type="string">
            <text:p>Blue</text:p>
          </table:table-cell>
          <table:table-cell office:value-type="string">
            <text:p>DB37 (Clocks)</text:p>
          </table:table-cell>
          <table:table-cell table:style-name="ce65" office:value-type="float" office:value="11">
            <text:p>11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47]" office:value-type="string" office:string-value="G">
            <text:p>G</text:p>
          </table:table-cell>
          <table:table-cell table:style-name="ce57" table:formula="of:=['Inside Cryostat'.C47]" office:value-type="string" office:string-value="Register Clock Phase 1 (G)">
            <text:p>Register Clock Phase 1 (G)</text:p>
          </table:table-cell>
          <table:table-cell table:style-name="ce57" office:value-type="string">
            <text:p>Grey or whit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5">
            <text:p>5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48]" office:value-type="string" office:string-value="F">
            <text:p>F</text:p>
          </table:table-cell>
          <table:table-cell table:style-name="ce56" table:formula="of:=['Inside Cryostat'.C48]" office:value-type="string" office:string-value="Register Clock Phase 2 (G)">
            <text:p>Register Clock Phase 2 (G)</text:p>
          </table:table-cell>
          <table:table-cell table:style-name="ce56" office:value-type="string">
            <text:p>Brown or black</text:p>
          </table:table-cell>
          <table:table-cell office:value-type="string">
            <text:p>DB37 (Clocks)</text:p>
          </table:table-cell>
          <table:table-cell table:style-name="ce65" office:value-type="float" office:value="6">
            <text:p>6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49]" office:value-type="string" office:string-value="k">
            <text:p>k</text:p>
          </table:table-cell>
          <table:table-cell table:style-name="ce57" table:formula="of:=['Inside Cryostat'.C49]" office:value-type="string" office:string-value="Register Clock Phase 3 (G and H)">
            <text:p>Register Clock Phase 3 (G and H)</text:p>
          </table:table-cell>
          <table:table-cell table:style-name="ce57" office:value-type="string">
            <text:p>Red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7">
            <text:p>7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50]" office:value-type="string" office:string-value="j">
            <text:p>j</text:p>
          </table:table-cell>
          <table:table-cell table:style-name="ce56" table:formula="of:=['Inside Cryostat'.C50]" office:value-type="string" office:string-value="Register Clock Phase 1 (H)">
            <text:p>Register Clock Phase 1 (H)</text:p>
          </table:table-cell>
          <table:table-cell table:style-name="ce56" office:value-type="string">
            <text:p>Orange or yellow</text:p>
          </table:table-cell>
          <table:table-cell office:value-type="string">
            <text:p>DB37 (Clocks)</text:p>
          </table:table-cell>
          <table:table-cell table:style-name="ce65" office:value-type="float" office:value="2">
            <text:p>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51]" office:value-type="string" office:string-value="i">
            <text:p>i</text:p>
          </table:table-cell>
          <table:table-cell table:style-name="ce57" table:formula="of:=['Inside Cryostat'.C51]" office:value-type="string" office:string-value="Register Clock Phase 2 (H)">
            <text:p>Register Clock Phase 2 (H)</text:p>
          </table:table-cell>
          <table:table-cell table:style-name="ce57" office:value-type="string">
            <text:p>Green or blue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3">
            <text:p>3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52]" office:value-type="string" office:string-value="h">
            <text:p>h</text:p>
          </table:table-cell>
          <table:table-cell table:style-name="ce56" table:formula="of:=['Inside Cryostat'.C52]" office:value-type="string" office:string-value="Summing Well (H)">
            <text:p>Summing Well (H)</text:p>
          </table:table-cell>
          <table:table-cell table:style-name="ce56" office:value-type="string">
            <text:p>Yellow</text:p>
          </table:table-cell>
          <table:table-cell office:value-type="string">
            <text:p>DB37 (Clocks)</text:p>
          </table:table-cell>
          <table:table-cell table:style-name="ce65" office:value-type="float" office:value="9">
            <text:p>9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53]" office:value-type="string" office:string-value="g">
            <text:p>g</text:p>
          </table:table-cell>
          <table:table-cell table:style-name="ce57" table:formula="of:=['Inside Cryostat'.C53]" office:value-type="string" office:string-value="Reset Gate (H)">
            <text:p>Reset Gate (H)</text:p>
          </table:table-cell>
          <table:table-cell table:style-name="ce57" office:value-type="string">
            <text:p>Red or brown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">
            <text:p>1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54]" office:value-type="string" office:string-value="f">
            <text:p>f</text:p>
          </table:table-cell>
          <table:table-cell table:style-name="ce56" table:formula="of:=['Inside Cryostat'.C54]" office:value-type="string" office:string-value="Transfer Gate (D)">
            <text:p>Transfer Gate (D)</text:p>
          </table:table-cell>
          <table:table-cell table:style-name="ce56" office:value-type="string">
            <text:p>Blue</text:p>
          </table:table-cell>
          <table:table-cell office:value-type="string">
            <text:p>DB37 (Clocks)</text:p>
          </table:table-cell>
          <table:table-cell table:style-name="ce65" office:value-type="float" office:value="35">
            <text:p>35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55]" office:value-type="string" office:string-value="E">
            <text:p>E</text:p>
          </table:table-cell>
          <table:table-cell table:style-name="ce57" table:formula="of:=['Inside Cryostat'.C55]" office:value-type="string" office:string-value="Output Gate (H)">
            <text:p>Output Gate (H)</text:p>
          </table:table-cell>
          <table:table-cell table:style-name="ce57" office:value-type="string">
            <text:p>Purple</text:p>
          </table:table-cell>
          <table:table-cell table:style-name="ce61" office:value-type="string">
            <text:p>DB25-2 (Biases)</text:p>
          </table:table-cell>
          <table:table-cell table:style-name="ce64" office:value-type="float" office:value="10">
            <text:p>10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56]" office:value-type="string" office:string-value="D">
            <text:p>D</text:p>
          </table:table-cell>
          <table:table-cell table:style-name="ce56" table:formula="of:=['Inside Cryostat'.C56]" office:value-type="string" office:string-value="Output Source (H)">
            <text:p>Output Source (H)</text:p>
          </table:table-cell>
          <table:table-cell table:style-name="ce56" office:value-type="string">
            <text:p>Black (coax)</text:p>
          </table:table-cell>
          <table:table-cell office:value-type="string">
            <text:p>DB15-4 (Video)</text:p>
          </table:table-cell>
          <table:table-cell table:style-name="ce65" office:value-type="float" office:value="1">
            <text:p>1</text:p>
          </table:table-cell>
          <table:table-cell table:style-name="ce71" office:value-type="string">
            <text:p>Tied with pin 11 (GND) on outer coax, NOT WIRED TO DSUB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57]" office:value-type="string" office:string-value="PP">
            <text:p>PP</text:p>
          </table:table-cell>
          <table:table-cell table:style-name="ce57" table:formula="of:=['Inside Cryostat'.C57]" office:value-type="string" office:string-value="Dummy Output Source (H)">
            <text:p>Dummy Output Source (H)</text:p>
          </table:table-cell>
          <table:table-cell table:style-name="ce57" office:value-type="string">
            <text:p>Black (coax)</text:p>
          </table:table-cell>
          <table:table-cell table:style-name="ce61" office:value-type="string">
            <text:p>DB15-4 (Video)</text:p>
          </table:table-cell>
          <table:table-cell table:style-name="ce64" office:value-type="float" office:value="8">
            <text:p>8</text:p>
          </table:table-cell>
          <table:table-cell table:style-name="ce68" office:value-type="string">
            <text:p>Tied with pin 12 (GND) on outer coax, NOT WIRED TO DSUB</text:p>
          </table:table-cell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58]" office:value-type="string" office:string-value="q">
            <text:p>q</text:p>
          </table:table-cell>
          <table:table-cell table:style-name="ce56" table:formula="of:=['Inside Cryostat'.C58]" office:value-type="string" office:string-value="Substrate">
            <text:p>Substrate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22">
            <text:p>2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59]" office:value-type="string" office:string-value="z">
            <text:p>z</text:p>
          </table:table-cell>
          <table:table-cell table:style-name="ce57" table:formula="of:=['Inside Cryostat'.C59]" office:value-type="string" office:string-value="Dummy Output Drain (G)">
            <text:p>Dummy Output Drain (G)</text:p>
          </table:table-cell>
          <table:table-cell table:style-name="ce57" office:value-type="string">
            <text:p>Brown</text:p>
          </table:table-cell>
          <table:table-cell table:style-name="ce61" office:value-type="string">
            <text:p>DB25-2 (Biases)</text:p>
          </table:table-cell>
          <table:table-cell table:style-name="ce64" office:value-type="float" office:value="1">
            <text:p>1</text:p>
          </table:table-cell>
          <table:table-cell table:style-name="ce72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60]" office:value-type="string" office:string-value="y">
            <text:p>y</text:p>
          </table:table-cell>
          <table:table-cell table:style-name="ce56" table:formula="of:=['Inside Cryostat'.C60]" office:value-type="string" office:string-value="Reset Drain (G)">
            <text:p>Reset Drain (G)</text:p>
          </table:table-cell>
          <table:table-cell table:style-name="ce56" office:value-type="string">
            <text:p>Orange</text:p>
          </table:table-cell>
          <table:table-cell office:value-type="string">
            <text:p>DB25-2 (Biases)</text:p>
          </table:table-cell>
          <table:table-cell table:style-name="ce65" office:value-type="float" office:value="3">
            <text:p>3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61]" office:value-type="string" office:string-value="z">
            <text:p>z</text:p>
          </table:table-cell>
          <table:table-cell table:style-name="ce57" table:formula="of:=['Inside Cryostat'.C61]" office:value-type="string" office:string-value="Output Drain (G)">
            <text:p>Output Drain (G)</text:p>
          </table:table-cell>
          <table:table-cell table:style-name="ce57" office:value-type="string">
            <text:p>Brown</text:p>
          </table:table-cell>
          <table:table-cell table:style-name="ce61" office:value-type="string">
            <text:p>DB25-2 (Biases)</text:p>
          </table:table-cell>
          <table:table-cell table:style-name="ce64" office:value-type="float" office:value="1">
            <text:p>1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62]" office:value-type="string" office:string-value="q">
            <text:p>q</text:p>
          </table:table-cell>
          <table:table-cell table:style-name="ce56" table:formula="of:=['Inside Cryostat'.C62]" office:value-type="string" office:string-value="Substrate">
            <text:p>Substrate</text:p>
          </table:table-cell>
          <table:table-cell table:style-name="ce56" office:value-type="string">
            <text:p>Black</text:p>
          </table:table-cell>
          <table:table-cell office:value-type="string">
            <text:p>DB37 (Clocks)</text:p>
          </table:table-cell>
          <table:table-cell table:style-name="ce65" office:value-type="float" office:value="22">
            <text:p>2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63]" office:value-type="string" office:string-value="KK">
            <text:p>KK</text:p>
          </table:table-cell>
          <table:table-cell table:style-name="ce57" table:formula="of:=['Inside Cryostat'.C63]" office:value-type="string" office:string-value="Image Area Clock Phase 1 (D)">
            <text:p>Image Area Clock Phase 1 (D)</text:p>
          </table:table-cell>
          <table:table-cell table:style-name="ce57" office:value-type="string">
            <text:p>Red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8">
            <text:p>18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64]" office:value-type="string" office:string-value="x">
            <text:p>x</text:p>
          </table:table-cell>
          <table:table-cell table:style-name="ce56" table:formula="of:=['Inside Cryostat'.C64]" office:value-type="string" office:string-value="Image Area Clock Phase 2 (D)">
            <text:p>Image Area Clock Phase 2 (D)</text:p>
          </table:table-cell>
          <table:table-cell table:style-name="ce56" office:value-type="string">
            <text:p>Orange</text:p>
          </table:table-cell>
          <table:table-cell office:value-type="string">
            <text:p>DB37 (Clocks)</text:p>
          </table:table-cell>
          <table:table-cell table:style-name="ce65" office:value-type="float" office:value="19">
            <text:p>19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65]" office:value-type="string" office:string-value="KK">
            <text:p>KK</text:p>
          </table:table-cell>
          <table:table-cell table:style-name="ce57" table:formula="of:=['Inside Cryostat'.C65]" office:value-type="string" office:string-value="Image Area Clock Phase 1 (C)">
            <text:p>Image Area Clock Phase 1 (C)</text:p>
          </table:table-cell>
          <table:table-cell table:style-name="ce57" office:value-type="string">
            <text:p>Red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18">
            <text:p>18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66]" office:value-type="string" office:string-value="x">
            <text:p>x</text:p>
          </table:table-cell>
          <table:table-cell table:style-name="ce56" table:formula="of:=['Inside Cryostat'.C66]" office:value-type="string" office:string-value="Image Area Clock Phase 2 (C)">
            <text:p>Image Area Clock Phase 2 (C)</text:p>
          </table:table-cell>
          <table:table-cell table:style-name="ce56" office:value-type="string">
            <text:p>Orange</text:p>
          </table:table-cell>
          <table:table-cell office:value-type="string">
            <text:p>DB37 (Clocks)</text:p>
          </table:table-cell>
          <table:table-cell table:style-name="ce65" office:value-type="float" office:value="19">
            <text:p>19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67]" office:value-type="string" office:string-value="q">
            <text:p>q</text:p>
          </table:table-cell>
          <table:table-cell table:style-name="ce57" table:formula="of:=['Inside Cryostat'.C67]" office:value-type="string" office:string-value="Substrate">
            <text:p>Substrate</text:p>
          </table:table-cell>
          <table:table-cell table:style-name="ce57" office:value-type="string">
            <text:p>Black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22">
            <text:p>22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68]" office:value-type="string" office:string-value="d">
            <text:p>d</text:p>
          </table:table-cell>
          <table:table-cell table:style-name="ce56" table:formula="of:=['Inside Cryostat'.C68]" office:value-type="string" office:string-value="Dump Drain (D)">
            <text:p>Dump Drain (D)</text:p>
          </table:table-cell>
          <table:table-cell table:style-name="ce56" office:value-type="string">
            <text:p>Green</text:p>
          </table:table-cell>
          <table:table-cell office:value-type="string">
            <text:p>DB25-2 (Biases)</text:p>
          </table:table-cell>
          <table:table-cell table:style-name="ce65" office:value-type="float" office:value="5">
            <text:p>5</text:p>
          </table:table-cell>
          <table:table-cell table:style-name="ce73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69]" office:value-type="string" office:string-value="AA">
            <text:p>AA</text:p>
          </table:table-cell>
          <table:table-cell table:style-name="ce57" table:formula="of:=['Inside Cryostat'.C69]" office:value-type="string" office:string-value="Image Area Clock Phase 4 (C)">
            <text:p>Image Area Clock Phase 4 (C)</text:p>
          </table:table-cell>
          <table:table-cell table:style-name="ce57" office:value-type="string">
            <text:p>Green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34">
            <text:p>34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70]" office:value-type="string" office:string-value="B">
            <text:p>B</text:p>
          </table:table-cell>
          <table:table-cell table:style-name="ce56" table:formula="of:=['Inside Cryostat'.C70]" office:value-type="string" office:string-value="Image Area Clock Phase 3 (C)">
            <text:p>Image Area Clock Phase 3 (C)</text:p>
          </table:table-cell>
          <table:table-cell table:style-name="ce56" office:value-type="string">
            <text:p>Yellow</text:p>
          </table:table-cell>
          <table:table-cell office:value-type="string">
            <text:p>DB37 (Clocks)</text:p>
          </table:table-cell>
          <table:table-cell table:style-name="ce65" office:value-type="float" office:value="33">
            <text:p>33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71]" office:value-type="string" office:string-value="AA">
            <text:p>AA</text:p>
          </table:table-cell>
          <table:table-cell table:style-name="ce57" table:formula="of:=['Inside Cryostat'.C71]" office:value-type="string" office:string-value="Image Area Clock Phase 4 (D)">
            <text:p>Image Area Clock Phase 4 (D)</text:p>
          </table:table-cell>
          <table:table-cell table:style-name="ce57" office:value-type="string">
            <text:p>Green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34">
            <text:p>34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72]" office:value-type="string" office:string-value="B">
            <text:p>B</text:p>
          </table:table-cell>
          <table:table-cell table:style-name="ce56" table:formula="of:=['Inside Cryostat'.C72]" office:value-type="string" office:string-value="Image Area Clock Phase 3 (D)">
            <text:p>Image Area Clock Phase 3 (D)</text:p>
          </table:table-cell>
          <table:table-cell table:style-name="ce56" office:value-type="string">
            <text:p>Yellow</text:p>
          </table:table-cell>
          <table:table-cell office:value-type="string">
            <text:p>DB37 (Clocks)</text:p>
          </table:table-cell>
          <table:table-cell table:style-name="ce65" office:value-type="float" office:value="33">
            <text:p>33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73]" office:value-type="string" office:string-value="q">
            <text:p>q</text:p>
          </table:table-cell>
          <table:table-cell table:style-name="ce57" table:formula="of:=['Inside Cryostat'.C73]" office:value-type="string" office:string-value="Substrate">
            <text:p>Substrate</text:p>
          </table:table-cell>
          <table:table-cell table:style-name="ce57" office:value-type="string">
            <text:p>Black</text:p>
          </table:table-cell>
          <table:table-cell table:style-name="ce61" office:value-type="string">
            <text:p>DB37 (Clocks)</text:p>
          </table:table-cell>
          <table:table-cell table:style-name="ce64" office:value-type="float" office:value="22">
            <text:p>22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74]" office:value-type="string" office:string-value="e">
            <text:p>e</text:p>
          </table:table-cell>
          <table:table-cell table:style-name="ce56" table:formula="of:=['Inside Cryostat'.C74]" office:value-type="string" office:string-value="Output Drain (H)">
            <text:p>Output Drain (H)</text:p>
          </table:table-cell>
          <table:table-cell table:style-name="ce56" office:value-type="string">
            <text:p>Red</text:p>
          </table:table-cell>
          <table:table-cell office:value-type="string">
            <text:p>DB25-2 (Biases)</text:p>
          </table:table-cell>
          <table:table-cell table:style-name="ce65" office:value-type="float" office:value="2">
            <text:p>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75]" office:value-type="string" office:string-value="C">
            <text:p>C</text:p>
          </table:table-cell>
          <table:table-cell table:style-name="ce57" table:formula="of:=['Inside Cryostat'.C75]" office:value-type="string" office:string-value="Reset Drain (H)">
            <text:p>Reset Drain (H)</text:p>
          </table:table-cell>
          <table:table-cell table:style-name="ce57" office:value-type="string">
            <text:p>Yellow</text:p>
          </table:table-cell>
          <table:table-cell table:style-name="ce61" office:value-type="string">
            <text:p>DB25-2 (Biases)</text:p>
          </table:table-cell>
          <table:table-cell table:style-name="ce64" office:value-type="float" office:value="4">
            <text:p>4</text:p>
          </table:table-cell>
          <table:table-cell table:style-name="ce68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76]" office:value-type="string" office:string-value="e">
            <text:p>e</text:p>
          </table:table-cell>
          <table:table-cell table:style-name="ce56" table:formula="of:=['Inside Cryostat'.C76]" office:value-type="string" office:string-value="Dummy Output Drain (H)">
            <text:p>Dummy Output Drain (H)</text:p>
          </table:table-cell>
          <table:table-cell table:style-name="ce56" office:value-type="string">
            <text:p>Red</text:p>
          </table:table-cell>
          <table:table-cell office:value-type="string">
            <text:p>DB25-2 (Biases)</text:p>
          </table:table-cell>
          <table:table-cell table:style-name="ce65" office:value-type="float" office:value="2">
            <text:p>2</text:p>
          </table:table-cell>
          <table:table-cell table:style-name="ce69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77]" office:value-type="string" office:string-value="P">
            <text:p>P</text:p>
          </table:table-cell>
          <table:table-cell table:style-name="ce57" table:formula="of:=['Inside Cryostat'.C77]" office:value-type="string" office:string-value="Heater">
            <text:p>Heater</text:p>
          </table:table-cell>
          <table:table-cell table:style-name="ce57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64" office:value-type="string">
            <text:p>?</text:p>
          </table:table-cell>
          <table:table-cell table:style-name="ce57"/>
          <table:table-cell table:number-columns-repeated="2"/>
          <table:table-cell table:style-name="No"/>
        </table:table-row>
        <table:table-row table:style-name="ro1">
          <table:table-cell table:style-name="ce48" table:formula="of:=['Inside Cryostat'.G78]" office:value-type="string" office:string-value="R">
            <text:p>R</text:p>
          </table:table-cell>
          <table:table-cell table:style-name="ce56" table:formula="of:=['Inside Cryostat'.C78]" office:value-type="string" office:string-value="Heater">
            <text:p>Heater</text:p>
          </table:table-cell>
          <table:table-cell table:style-name="ce56" office:value-type="string">
            <text:p>?</text:p>
          </table:table-cell>
          <table:table-cell office:value-type="string">
            <text:p>?</text:p>
          </table:table-cell>
          <table:table-cell table:style-name="ce65" office:value-type="string">
            <text:p>?</text:p>
          </table:table-cell>
          <table:table-cell table:style-name="ce56"/>
          <table:table-cell table:number-columns-repeated="2"/>
          <table:table-cell table:style-name="No"/>
        </table:table-row>
        <table:table-row table:style-name="ro1">
          <table:table-cell table:style-name="ce49" table:formula="of:=['Inside Cryostat'.G79]" office:value-type="string" office:string-value="S">
            <text:p>S</text:p>
          </table:table-cell>
          <table:table-cell table:style-name="ce57" table:formula="of:=['Inside Cryostat'.C79]" office:value-type="string" office:string-value="Diode (+ve)">
            <text:p>Diode (+ve)</text:p>
          </table:table-cell>
          <table:table-cell table:style-name="ce57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64" office:value-type="string">
            <text:p>?</text:p>
          </table:table-cell>
          <table:table-cell table:style-name="ce57"/>
          <table:table-cell table:number-columns-repeated="2"/>
          <table:table-cell table:style-name="No"/>
        </table:table-row>
        <table:table-row table:style-name="ro1">
          <table:table-cell table:style-name="ce50" table:formula="of:=['Inside Cryostat'.G80]" office:value-type="string" office:string-value="n">
            <text:p>n</text:p>
          </table:table-cell>
          <table:table-cell table:style-name="ce58" table:formula="of:=['Inside Cryostat'.C80]" office:value-type="string" office:string-value="Diode (-ve)">
            <text:p>Diode (-ve)</text:p>
          </table:table-cell>
          <table:table-cell table:style-name="ce58" office:value-type="string">
            <text:p>?</text:p>
          </table:table-cell>
          <table:table-cell table:style-name="ce62" office:value-type="string">
            <text:p>?</text:p>
          </table:table-cell>
          <table:table-cell table:style-name="ce66" office:value-type="string">
            <text:p>?</text:p>
          </table:table-cell>
          <table:table-cell table:style-name="ce58"/>
          <table:table-cell table:number-columns-repeated="2"/>
          <table:table-cell table:style-name="No"/>
        </table:table-row>
        <table:table-row table:style-name="ro1">
          <table:table-cell table:number-columns-repeated="9"/>
        </table:table-row>
        <table:table-row table:style-name="ro1">
          <table:table-cell table:style-name="ce51" office:value-type="string">
            <text:p>Notes</text:p>
          </table:table-cell>
          <table:table-cell table:style-name="ce59" table:number-columns-repeated="4"/>
          <table:table-cell table:style-name="ce74"/>
          <table:table-cell table:style-name="ce77"/>
          <table:table-cell table:style-name="ce79"/>
          <table:table-cell/>
        </table:table-row>
        <table:table-row table:style-name="ro1">
          <table:table-cell table:style-name="ce52" office:value-type="string">
            <text:p>1. JJ, w, D, PP (source output/dummy source output for left amps) all have labelled coax attached, but not terminated by DB15</text:p>
          </table:table-cell>
          <table:table-cell table:number-columns-repeated="4"/>
          <table:table-cell table:style-name="ce75"/>
          <table:table-cell table:style-name="ce78"/>
          <table:table-cell table:style-name="ce79"/>
          <table:table-cell/>
        </table:table-row>
        <table:table-row table:style-name="ro1">
          <table:table-cell table:style-name="ce53"/>
          <table:table-cell table:style-name="ce60"/>
          <table:table-cell table:style-name="ce53" table:number-columns-repeated="3"/>
          <table:table-cell table:style-name="ce76"/>
          <table:table-cell table:style-name="ce78"/>
          <table:table-cell table:style-name="ce79"/>
          <table:table-cell/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s" style:family="table-cell" style:parent-style-name="Default">
      <style:table-cell-properties fo:background-color="#00ff00"/>
      <style:text-properties style:use-window-font-color="true" style:font-weight-asian="normal"/>
    </style:style>
    <style:style style:name="No" style:family="table-cell" style:parent-style-name="Default">
      <style:table-cell-properties fo:background-color="transparent" style:vertical-justify="auto"/>
      <style:paragraph-properties css3t:text-justify="auto"/>
      <style:text-properties style:use-window-font-color="true"/>
    </style:style>
    <style:style style:name="Error" style:family="table-cell" style:parent-style-name="Yes">
      <style:table-cell-properties fo:background-color="#00b8ff"/>
    </style:style>
  </office:styles>
  <office:automatic-styles>
    <style:page-layout style:name="Mpm1">
      <style:page-layout-properties fo:page-width="42cm" fo:page-height="29.7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10:48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b </meta:initial-creator>
    <meta:creation-date>2013-10-31T11:08:00</meta:creation-date>
    <dc:date>2014-01-16T10:50:10</dc:date>
    <dc:creator>rmb </dc:creator>
    <meta:editing-duration>P7DT4H30M11S</meta:editing-duration>
    <meta:editing-cycles>138</meta:editing-cycles>
    <meta:generator>LibreOffice/3.6$Linux_X86_64 LibreOffice_project/360m1$Build-2</meta:generator>
    <meta:printed-by>rmb </meta:printed-by>
    <meta:print-date>2013-11-01T16:42:10</meta:print-date>
    <meta:document-statistic meta:table-count="2" meta:cell-count="981" meta:object-count="0"/>
  </office:meta>
</office:document-meta>
</file>